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t 992 - 1115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\\E0* Kleiner Freund^1!&amp;* ich bins!/",</text:p>
          </table:table-cell>
          <table:table-cell table:number-columns-repeated="6"/>
          <table:table-cell office:value-type="string" calcext:value-type="string">
            <text:p>Zeilennummer 131: "\\E0* Little buddy^1!&amp;* It's m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Wollen wir reden^1, bevor ich meinen Verstand verliere?/",</text:p>
          </table:table-cell>
          <table:table-cell table:number-columns-repeated="6"/>
          <table:table-cell office:value-type="string" calcext:value-type="string">
            <text:p>Zeilennummer 131: "\\E3* Wanna chat for a minute before I lose my mind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Asriel",</text:p>
          </table:table-cell>
          <table:table-cell table:number-columns-repeated="6"/>
          <table:table-cell office:value-type="string" calcext:value-type="string">
            <text:p>Zeilennummer 131: "#Asriel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Job",</text:p>
          </table:table-cell>
          <table:table-cell table:number-columns-repeated="6"/>
          <table:table-cell office:value-type="string" calcext:value-type="string">
            <text:p>Zeilennummer 131: "#Job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Mitarbeiter",</text:p>
          </table:table-cell>
          <table:table-cell table:number-columns-repeated="6"/>
          <table:table-cell office:value-type="string" calcext:value-type="string">
            <text:p>Zeilennummer 131: "Co-Worker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Ne",</text:p>
          </table:table-cell>
          <table:table-cell table:number-columns-repeated="6"/>
          <table:table-cell office:value-type="string" calcext:value-type="string">
            <text:p>Zeilennummer 131: "No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Weißt du wann Azzy wieder kommt?/",</text:p>
          </table:table-cell>
          <table:table-cell table:number-columns-repeated="6"/>
          <table:table-cell office:value-type="string" calcext:value-type="string">
            <text:p>Zeilennummer 131: "\\E0* Do you know when Azzy's coming hom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D..^1. Du darfst es ihm nicht sagen^1, aber ich vermisse den Jungen./",</text:p>
          </table:table-cell>
          <table:table-cell table:number-columns-repeated="6"/>
          <table:table-cell office:value-type="string" calcext:value-type="string">
            <text:p>Zeilennummer 131: "\\E8* Y..^1. You can't tell him this^1, but I really miss the gu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Es war nett mit ihm durch die Stadt zu fahren.../",</text:p>
          </table:table-cell>
          <table:table-cell table:number-columns-repeated="6"/>
          <table:table-cell office:value-type="string" calcext:value-type="string">
            <text:p>Zeilennummer 131: "\\E8* It'd be sweet to cruise around town like old time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Ein paar^1, zum beispiel.../",</text:p>
          </table:table-cell>
          <table:table-cell table:number-columns-repeated="6"/>
          <table:table-cell office:value-type="string" calcext:value-type="string">
            <text:p>Zeilennummer 131: "\\E3* Picking up^1, for exampl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FRAUEN auftreiben/",</text:p>
          </table:table-cell>
          <table:table-cell table:number-columns-repeated="6"/>
          <table:table-cell office:value-type="string" calcext:value-type="string">
            <text:p>Zeilennummer 131: "\\E4* CHICKS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Was^1, logischerweise.../",</text:p>
          </table:table-cell>
          <table:table-cell table:number-columns-repeated="6"/>
          <table:table-cell office:value-type="string" calcext:value-type="string">
            <text:p>Zeilennummer 131: "\\E5* Which^1, as a matter of course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Nicht immer geklappt hat./",</text:p>
          </table:table-cell>
          <table:table-cell table:number-columns-repeated="6"/>
          <table:table-cell office:value-type="string" calcext:value-type="string">
            <text:p>Zeilennummer 131: "\\E6* May not have ever actually happene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A-aber einmal hat Undyne mich angeschaut...!/",</text:p>
          </table:table-cell>
          <table:table-cell table:number-columns-repeated="6"/>
          <table:table-cell office:value-type="string" calcext:value-type="string">
            <text:p>Zeilennummer 131: "\\E2* B-but one time Undyne made eye contact with m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... als sie mir ein Strafzettel gab./%",</text:p>
          </table:table-cell>
          <table:table-cell table:number-columns-repeated="6"/>
          <table:table-cell office:value-type="string" calcext:value-type="string">
            <text:p>Zeilennummer 131: "\\E7* ... while she was writing me a speeding ticke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H... Hey!&amp;* Hey kleiner Freund^1!&amp;* Was los?!/",</text:p>
          </table:table-cell>
          <table:table-cell table:number-columns-repeated="6"/>
          <table:table-cell office:value-type="string" calcext:value-type="string">
            <text:p>Zeilennummer 131: "\\E0* H... Hey!&amp;* Hey little buddy^1!&amp;* What's up?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Ah^1, ja^1, kleiner Freund^1. Gute Idee^1. Triff das Team./",</text:p>
          </table:table-cell>
          <table:table-cell table:number-columns-repeated="6"/>
          <table:table-cell office:value-type="string" calcext:value-type="string">
            <text:p>Zeilennummer 131: "\\E1* Ah^1, yes^1, Little Buddy^1. Good idea^1. Meet the Rogue's Galler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Blaue Ohren - weich^1, service besessen^1, kennt keine Privatsphäre./",</text:p>
          </table:table-cell>
          <table:table-cell table:number-columns-repeated="6"/>
          <table:table-cell office:value-type="string" calcext:value-type="string">
            <text:p>Zeilennummer 131: "\\E3* Blue Ears - Soft serve obsessed^1, no concept of personal spac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Schmeißt ausversehen Eis auf mich und lacht./",</text:p>
          </table:table-cell>
          <table:table-cell table:number-columns-repeated="6"/>
          <table:table-cell office:value-type="string" calcext:value-type="string">
            <text:p>Zeilennummer 131: "\\E2* Keeps accidentally pouring slushies on me and giggl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Der Held - Zum Glück wegen Pizza-Verletzungen abwesend./",</text:p>
          </table:table-cell>
          <table:table-cell table:number-columns-repeated="6"/>
          <table:table-cell office:value-type="string" calcext:value-type="string">
            <text:p>Zeilennummer 131: "\\E1* The Warrior - Thankfully absent due to pizza-related injuri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Terrorisiert immer Kunden^1, mit Kriegsgeschrei./",</text:p>
          </table:table-cell>
          <table:table-cell table:number-columns-repeated="6"/>
          <table:table-cell office:value-type="string" calcext:value-type="string">
            <text:p>Zeilennummer 131: "\\E2* Constantly terrorizing customers with war chant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Lila Typ - Mann^1, DIESER TYP^1, du musst.../",</text:p>
          </table:table-cell>
          <table:table-cell table:number-columns-repeated="6"/>
          <table:table-cell office:value-type="string" calcext:value-type="string">
            <text:p>Zeilennummer 131: "\\E3* Purple Guy - Man^1, THAT GUY^1, you gotta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....Ühm^1, eigentlich^1, arbeitet er gar nicht hier?/",</text:p>
          </table:table-cell>
          <table:table-cell table:number-columns-repeated="6"/>
          <table:table-cell office:value-type="string" calcext:value-type="string">
            <text:p>Zeilennummer 131: "\\E6* ... actually^1, does that guy even work her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Ah^1, meine Kollegen^1. Wo sollte ich nur ohne die sein?/",</text:p>
          </table:table-cell>
          <table:table-cell table:number-columns-repeated="6"/>
          <table:table-cell office:value-type="string" calcext:value-type="string">
            <text:p>Zeilennummer 131: "\\E3* Ah^1, my co-workers^1. Where would I be without them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An einem besseren Ort^1, kleiner Freund^1. Einen viel besseren Ort./%",</text:p>
          </table:table-cell>
          <table:table-cell table:number-columns-repeated="6"/>
          <table:table-cell office:value-type="string" calcext:value-type="string">
            <text:p>Zeilennummer 131: "\\E1* A happy place^1, little buddy^1. A much happier plac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Mach keinen Fehler^1, kleiner Freund./",</text:p>
          </table:table-cell>
          <table:table-cell table:number-columns-repeated="6"/>
          <table:table-cell office:value-type="string" calcext:value-type="string">
            <text:p>Zeilennummer 131: "\\E1* Make no mistake^1, little budd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ICE-E's P\"E\"ZZA ist die H\"E\"LL./",</text:p>
          </table:table-cell>
          <table:table-cell table:number-columns-repeated="6"/>
          <table:table-cell office:value-type="string" calcext:value-type="string">
            <text:p>Zeilennummer 131: "\\E2* ICE-E's P\"E\"ZZA is H\"E\"LL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Ich kann mich nicht KURZ ausruhen^1, ohne folgenes zuhören.../",</text:p>
          </table:table-cell>
          <table:table-cell table:number-columns-repeated="6"/>
          <table:table-cell office:value-type="string" calcext:value-type="string">
            <text:p>Zeilennummer 131: "\\E0* I can't slack off for SECONDS without hear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\"Sei ein Teamplayer^1, es gibt kein I in PEZZA!\"/",</text:p>
          </table:table-cell>
          <table:table-cell table:number-columns-repeated="6"/>
          <table:table-cell office:value-type="string" calcext:value-type="string">
            <text:p>Zeilennummer 131: "\\E3* \"Be a team player^1, there's no I in PEZZA!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OCH^1.&amp;* DU HAST ES NUR ENTFERNT./",</text:p>
          </table:table-cell>
          <table:table-cell table:number-columns-repeated="6"/>
          <table:table-cell office:value-type="string" calcext:value-type="string">
            <text:p>Zeilennummer 131: "\\E2* YES THERE IS^1.&amp;* YOU JUST TOOK IT OU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Aber es ist OK^1, kleiner Freund^1.&amp;* ich spare.../",</text:p>
          </table:table-cell>
          <table:table-cell table:number-columns-repeated="6"/>
          <table:table-cell office:value-type="string" calcext:value-type="string">
            <text:p>Zeilennummer 131: "\\E3* But it's OK^1, little buddy^1.&amp;* I've been saving up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... Um auf Azzys College zu gehen!/",</text:p>
          </table:table-cell>
          <table:table-cell table:number-columns-repeated="6"/>
          <table:table-cell office:value-type="string" calcext:value-type="string">
            <text:p>Zeilennummer 131: "\\E8* ... To go to college where Azzy i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Dann geh ich ins Theater^1 und werde ein bekannter Akteur.../",</text:p>
          </table:table-cell>
          <table:table-cell table:number-columns-repeated="6"/>
          <table:table-cell office:value-type="string" calcext:value-type="string">
            <text:p>Zeilennummer 131: "\\E5* Then I'll get a theater degree^1, become a famous acto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Und bekomm ne Menge Fangirls^1, kleiner Freund./%",</text:p>
          </table:table-cell>
          <table:table-cell table:number-columns-repeated="6"/>
          <table:table-cell office:value-type="string" calcext:value-type="string">
            <text:p>Zeilennummer 131: "\\E1* And let the fangirls roll in, little buddy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Ist gut^1, kleiner Freund^1. brauchst mich nicht leiden zusehen./",</text:p>
          </table:table-cell>
          <table:table-cell table:number-columns-repeated="6"/>
          <table:table-cell office:value-type="string" calcext:value-type="string">
            <text:p>Zeilennummer 131: "\\E3* It's fine^1, Little Buddy^1. You don't have to watch me suff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Genieße deine Freiheit... Solange du sie noch besitzt.../%",</text:p>
          </table:table-cell>
          <table:table-cell table:number-columns-repeated="6"/>
          <table:table-cell office:value-type="string" calcext:value-type="string">
            <text:p>Zeilennummer 131: "\\E1* Just enjoy your freedom... While it lasts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Oh^1, hi^1, Kris!/",</text:p>
          </table:table-cell>
          <table:table-cell table:number-columns-repeated="6"/>
          <table:table-cell office:value-type="string" calcext:value-type="string">
            <text:p>Zeilennummer 131: "\\E0* Oh^1, hi^1, Kri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Brauchst du wieder hilfe bei den Hausaufgaben?/",</text:p>
          </table:table-cell>
          <table:table-cell table:number-columns-repeated="6"/>
          <table:table-cell office:value-type="string" calcext:value-type="string">
            <text:p>Zeilennummer 131: "* Did you need help with your homework again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Ich weiß^1, dass du letztes mal probleme hattest^1, also^1, um,/",</text:p>
          </table:table-cell>
          <table:table-cell table:number-columns-repeated="6"/>
          <table:table-cell office:value-type="string" calcext:value-type="string">
            <text:p>Zeilennummer 131: "\\E4* I know you were having trouble last time^1, so^1, um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hab ich dir etwas vorbereitet^1, falls --/",</text:p>
          </table:table-cell>
          <table:table-cell table:number-columns-repeated="6"/>
          <table:table-cell office:value-type="string" calcext:value-type="string">
            <text:p>Zeilennummer 131: "\\E0* I actually got a few things ready for you^1, in case --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Ah^1, warte^1, Sorry^1! Das geht grad nicht.../",</text:p>
          </table:table-cell>
          <table:table-cell table:number-columns-repeated="6"/>
          <table:table-cell office:value-type="string" calcext:value-type="string">
            <text:p>Zeilennummer 131: "\\E2* Ah^1, wait^1, sorry^1! I can't right now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Ich hab mein Hausschlüssel vergessen^1 und.../",</text:p>
          </table:table-cell>
          <table:table-cell table:number-columns-repeated="6"/>
          <table:table-cell office:value-type="string" calcext:value-type="string">
            <text:p>Zeilennummer 131: "\\E3* I forgot my house key again^1, an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Sorry^1, Kris^1, ich helfe dir nachher^1, wenn du willst./",</text:p>
          </table:table-cell>
          <table:table-cell table:number-columns-repeated="6"/>
          <table:table-cell office:value-type="string" calcext:value-type="string">
            <text:p>Zeilennummer 131: "\\E4* Sorry^1, Kris^1, I'll help you later^1, if that's o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Man sieht sich in der Schule^1, Kris!/",</text:p>
          </table:table-cell>
          <table:table-cell table:number-columns-repeated="6"/>
          <table:table-cell office:value-type="string" calcext:value-type="string">
            <text:p>Zeilennummer 131: "\\E0* See you at school^1, Kri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/",</text:p>
          </table:table-cell>
          <table:table-cell table:number-columns-repeated="6"/>
          <table:table-cell office:value-type="string" calcext:value-type="string">
            <text:p>Zeilennummer 131: "\\E1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.../",</text:p>
          </table:table-cell>
          <table:table-cell table:number-columns-repeated="6"/>
          <table:table-cell office:value-type="string" calcext:value-type="string">
            <text:p>Zeilennummer 131: "\\E5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Ühm^1, Kris?/",</text:p>
          </table:table-cell>
          <table:table-cell table:number-columns-repeated="6"/>
          <table:table-cell office:value-type="string" calcext:value-type="string">
            <text:p>Zeilennummer 131: "\\E4* Umm^1, Kri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Willst <text:s/>du..^1. was besprechen?/",</text:p>
          </table:table-cell>
          <table:table-cell table:number-columns-repeated="6"/>
          <table:table-cell office:value-type="string" calcext:value-type="string">
            <text:p>Zeilennummer 131: "\\E0* Did you..^1. want to talk about someth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Susie",</text:p>
          </table:table-cell>
          <table:table-cell table:number-columns-repeated="6"/>
          <table:table-cell office:value-type="string" calcext:value-type="string">
            <text:p>Zeilennummer 131: " #Susi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Schlüssel",</text:p>
          </table:table-cell>
          <table:table-cell table:number-columns-repeated="6"/>
          <table:table-cell office:value-type="string" calcext:value-type="string">
            <text:p>Zeilennummer 131: " #Ke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Irgendetwas",</text:p>
          </table:table-cell>
          <table:table-cell table:number-columns-repeated="6"/>
          <table:table-cell office:value-type="string" calcext:value-type="string">
            <text:p>Zeilennummer 131: "Anything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Nichts",</text:p>
          </table:table-cell>
          <table:table-cell table:number-columns-repeated="6"/>
          <table:table-cell office:value-type="string" calcext:value-type="string">
            <text:p>Zeilennummer 131: "Nothing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Susie^1! Ja richtig^1, du warst bei Susie!/",</text:p>
          </table:table-cell>
          <table:table-cell table:number-columns-repeated="6"/>
          <table:table-cell office:value-type="string" calcext:value-type="string">
            <text:p>Zeilennummer 131: "\\E4* Susie^1! That's right^1, you were with Susi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Als du nicht wieder kamst^1, war ich besorgt^1, aber.../",</text:p>
          </table:table-cell>
          <table:table-cell table:number-columns-repeated="6"/>
          <table:table-cell office:value-type="string" calcext:value-type="string">
            <text:p>Zeilennummer 131: "\\E3* When you didn't come back to class^1, I was worried^1, bu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Alles scheint OK zu sein^1! Denke ich?/",</text:p>
          </table:table-cell>
          <table:table-cell table:number-columns-repeated="6"/>
          <table:table-cell office:value-type="string" calcext:value-type="string">
            <text:p>Zeilennummer 131: "\\E4* Everything turned out OK^1! I thin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.../",</text:p>
          </table:table-cell>
          <table:table-cell table:number-columns-repeated="6"/>
          <table:table-cell office:value-type="string" calcext:value-type="string">
            <text:p>Zeilennummer 131: "\\E5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... Ühm^1, Kris^1? Darf ich dich was fragen^1, wenn's OK ist?/",</text:p>
          </table:table-cell>
          <table:table-cell table:number-columns-repeated="6"/>
          <table:table-cell office:value-type="string" calcext:value-type="string">
            <text:p>Zeilennummer 131: "\\E3* ... Umm^1, Kris^1? Can I ask something^1, if that's O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Susie..^1. Ich bin etwas...^1. neugierig^1, wie sie ist^1, weißt du?/",</text:p>
          </table:table-cell>
          <table:table-cell table:number-columns-repeated="6"/>
          <table:table-cell office:value-type="string" calcext:value-type="string">
            <text:p>Zeilennummer 131: "\\E4* Susie..^1. I'm kind of..^1. curious what she's like^1, you know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Ich mein^1, wem ist sie KEIN GEHEIMNIS^1? Sie redet nie./",</text:p>
          </table:table-cell>
          <table:table-cell table:number-columns-repeated="6"/>
          <table:table-cell office:value-type="string" calcext:value-type="string">
            <text:p>Zeilennummer 131: "\\E8* I mean^1, who DOESN'T wonder about her^1? She never talks to anyon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So^1, Kris^1, sagst du mir etwas von ihr^1? Wenn's ok ist.../",</text:p>
          </table:table-cell>
          <table:table-cell table:number-columns-repeated="6"/>
          <table:table-cell office:value-type="string" calcext:value-type="string">
            <text:p>Zeilennummer 131: "\\E4* So^1, Kris^1, could you tell me about her^1? If that's ok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Sie ist nett",</text:p>
          </table:table-cell>
          <table:table-cell table:number-columns-repeated="6"/>
          <table:table-cell office:value-type="string" calcext:value-type="string">
            <text:p>Zeilennummer 131: " #She's nic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...",</text:p>
          </table:table-cell>
          <table:table-cell table:number-columns-repeated="6"/>
          <table:table-cell office:value-type="string" calcext:value-type="string">
            <text:p>Zeilennummer 131: "..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Furchtbar",</text:p>
          </table:table-cell>
          <table:table-cell table:number-columns-repeated="6"/>
          <table:table-cell office:value-type="string" calcext:value-type="string">
            <text:p>Zeilennummer 131: " #Terribl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Isst Kreide",</text:p>
          </table:table-cell>
          <table:table-cell table:number-columns-repeated="6"/>
          <table:table-cell office:value-type="string" calcext:value-type="string">
            <text:p>Zeilennummer 131: "Eats Chalk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as...^1?&amp;* Sie ist..^1. eine nette Person?/",</text:p>
          </table:table-cell>
          <table:table-cell table:number-columns-repeated="6"/>
          <table:table-cell office:value-type="string" calcext:value-type="string">
            <text:p>Zeilennummer 131: "\\E2* What...^1?&amp;* She's..^1. a nice person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irklich!^1? A-also, wirklich!^1? Ehrlich!^1? Wahrlich!?/",</text:p>
          </table:table-cell>
          <table:table-cell table:number-columns-repeated="6"/>
          <table:table-cell office:value-type="string" calcext:value-type="string">
            <text:p>Zeilennummer 131: "* Really!^1? L-like, really!^1? Honestly!^1? Truly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Ich meine^1, das habe ich gehofft^1, aber.../",</text:p>
          </table:table-cell>
          <table:table-cell table:number-columns-repeated="6"/>
          <table:table-cell office:value-type="string" calcext:value-type="string">
            <text:p>Zeilennummer 131: "\\E4* I mean^1, that's just what I was hoping^1, bu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-warte^1, dies ist nicht wieder einer deiner Tricks^1, oder^1, Kris?/",</text:p>
          </table:table-cell>
          <table:table-cell table:number-columns-repeated="6"/>
          <table:table-cell office:value-type="string" calcext:value-type="string">
            <text:p>Zeilennummer 131: "\\E2* W-wait^1, this isn't another trick^1, is it^1, Kri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Wie z.B. als du Ketchup auf dein Arm tatst und es als Blut ausgabst?/",</text:p>
          </table:table-cell>
          <table:table-cell table:number-columns-repeated="6"/>
          <table:table-cell office:value-type="string" calcext:value-type="string">
            <text:p>Zeilennummer 131: "\\E8* Like when you put ketchup on your arms and told me it was blood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W-wirklich^1? Du meinst es ernst^1? wirklich ernst?/",</text:p>
          </table:table-cell>
          <table:table-cell table:number-columns-repeated="6"/>
          <table:table-cell office:value-type="string" calcext:value-type="string">
            <text:p>Zeilennummer 131: "\\E2* ... R-really^1? You're serious^1? You're totally seriou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... gosch^1, dann kann ich vielleicht^1, mal mit ihr reden.../",</text:p>
          </table:table-cell>
          <table:table-cell table:number-columns-repeated="6"/>
          <table:table-cell office:value-type="string" calcext:value-type="string">
            <text:p>Zeilennummer 131: "\\E6* ... gosh^1, then maybe I should try talking to he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A-aber wenn ich sterbe^1, bezahlst du meine Beerdigung^1, Kris!/",</text:p>
          </table:table-cell>
          <table:table-cell table:number-columns-repeated="6"/>
          <table:table-cell office:value-type="string" calcext:value-type="string">
            <text:p>Zeilennummer 131: "\\E8* B-but if I die^1, you're paying for my funeral^1, Kri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(Naja^1, ehrlich gessagt^1, selbst wenn sie nett ist^1 sterb ich irgendwann...)/%",</text:p>
          </table:table-cell>
          <table:table-cell table:number-columns-repeated="6"/>
          <table:table-cell office:value-type="string" calcext:value-type="string">
            <text:p>Zeilennummer 131: "\\E6* (Though^1, honestly^1, if she's nice^1 I might die^1, too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Hi Kris^1!&amp;* Ist was los?/",</text:p>
          </table:table-cell>
          <table:table-cell table:number-columns-repeated="6"/>
          <table:table-cell office:value-type="string" calcext:value-type="string">
            <text:p>Zeilennummer 131: "\\E0* Hi Kris^1!&amp;* Is something up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Oh^1, kann ich dich etwas anderes fragen!?/",</text:p>
          </table:table-cell>
          <table:table-cell table:number-columns-repeated="6"/>
          <table:table-cell office:value-type="string" calcext:value-type="string">
            <text:p>Zeilennummer 131: "\\E2* Oh^1, can I ask something else about her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Nun^1, scheint es^1, als ob sie^1, ühm.../",</text:p>
          </table:table-cell>
          <table:table-cell table:number-columns-repeated="6"/>
          <table:table-cell office:value-type="string" calcext:value-type="string">
            <text:p>Zeilennummer 131: "\\E3* Well^1, did it seem like^1, she^1, u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(W-warte^1, DAS kannst du definitiv nicht wissen...)/%",</text:p>
          </table:table-cell>
          <table:table-cell table:number-columns-repeated="6"/>
          <table:table-cell office:value-type="string" calcext:value-type="string">
            <text:p>Zeilennummer 131: "\\E8* (W-wait^1, you definitely wouldn't know THAT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Sie hat WAS^1? Sie schlug dich gegen die SPINDE?/",</text:p>
          </table:table-cell>
          <table:table-cell table:number-columns-repeated="6"/>
          <table:table-cell office:value-type="string" calcext:value-type="string">
            <text:p>Zeilennummer 131: "\\E2* She WHAT^1? She smashed you against the LOCKER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Gosch^1, Kris^1, Es tut mir echt leid^1. Das ist furchtbar./",</text:p>
          </table:table-cell>
          <table:table-cell table:number-columns-repeated="6"/>
          <table:table-cell office:value-type="string" calcext:value-type="string">
            <text:p>Zeilennummer 131: "\\E7* Gosh^1, Kris^1, I'm really sorry^1. That's just awful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I..^1. Ich DACHTE sie ist gut^1, aber.../",</text:p>
          </table:table-cell>
          <table:table-cell table:number-columns-repeated="6"/>
          <table:table-cell office:value-type="string" calcext:value-type="string">
            <text:p>Zeilennummer 131: "\\E3* I..^1. I'd THOUGHT Susie was good^1, jus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Braucht jemanden für ihre gute Seite./",</text:p>
          </table:table-cell>
          <table:table-cell table:number-columns-repeated="6"/>
          <table:table-cell office:value-type="string" calcext:value-type="string">
            <text:p>Zeilennummer 131: "\\E6* Maybe it would take someone special to find her good sid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... aber sie IST wirklich gemein^1, oder...?/",</text:p>
          </table:table-cell>
          <table:table-cell table:number-columns-repeated="6"/>
          <table:table-cell office:value-type="string" calcext:value-type="string">
            <text:p>Zeilennummer 131: "\\E7* ... but she really IS terrible^1, isn't she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Kris..^1. Es tut mir SO leid was du durch machen musstest./",</text:p>
          </table:table-cell>
          <table:table-cell table:number-columns-repeated="6"/>
          <table:table-cell office:value-type="string" calcext:value-type="string">
            <text:p>Zeilennummer 131: "\\E7* Kris..^1. I'm SO sorry you have to go through thi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Eigentlich^1, Wundere ich mich..^1. glaubst d-du...?/",</text:p>
          </table:table-cell>
          <table:table-cell table:number-columns-repeated="6"/>
          <table:table-cell office:value-type="string" calcext:value-type="string">
            <text:p>Zeilennummer 131: "\\E4* In fact^1, I wonder if..^1. d-do you think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Denkst du^1, dass Alphys erlaubt^1, unsere Partner zu tauschen?/",</text:p>
          </table:table-cell>
          <table:table-cell table:number-columns-repeated="6"/>
          <table:table-cell office:value-type="string" calcext:value-type="string">
            <text:p>Zeilennummer 131: "\\E3* I wonder if Alphys would let us switch partners^1, I mean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Ich meine^1, weißt du^1, dann musst du nicht derjenige sein^1, der^1, Ühm,/",</text:p>
          </table:table-cell>
          <table:table-cell table:number-columns-repeated="6"/>
          <table:table-cell office:value-type="string" calcext:value-type="string">
            <text:p>Zeilennummer 131: "\\E2* You know^1, so you wouldn't have to be the one^1, who^1, um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In Spinde geschlagen wird^1 und so'n Zeug^1./",</text:p>
          </table:table-cell>
          <table:table-cell table:number-columns-repeated="6"/>
          <table:table-cell office:value-type="string" calcext:value-type="string">
            <text:p>Zeilennummer 131: "\\E3* Gets to be^1, slammed into lockers^1, and stuff^1, anymo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(Warte^1, ich glaube^1, dass das falsch war...)/%",</text:p>
          </table:table-cell>
          <table:table-cell table:number-columns-repeated="6"/>
          <table:table-cell office:value-type="string" calcext:value-type="string">
            <text:p>Zeilennummer 131: "\\E8* (Wait^1, I don't think I phrased that correctly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as^1?&amp;* Sie ISST die Kreide???/",</text:p>
          </table:table-cell>
          <table:table-cell table:number-columns-repeated="6"/>
          <table:table-cell office:value-type="string" calcext:value-type="string">
            <text:p>Zeilennummer 131: "\\E2* What^1?&amp;* She was EATING the chalk??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..^1. wirklich...?/",</text:p>
          </table:table-cell>
          <table:table-cell table:number-columns-repeated="6"/>
          <table:table-cell office:value-type="string" calcext:value-type="string">
            <text:p>Zeilennummer 131: "* R..^1. really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Warte^1! Du ziehst mich auf^1, oder^1, Kris?/",</text:p>
          </table:table-cell>
          <table:table-cell table:number-columns-repeated="6"/>
          <table:table-cell office:value-type="string" calcext:value-type="string">
            <text:p>Zeilennummer 131: "\\E8* Wait^1! You're teasing me^1, aren't you^1, Kri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S-so wie^1, als du mir sagtest^1, dass ICE-E echt ist und Kinder isst.../",</text:p>
          </table:table-cell>
          <table:table-cell table:number-columns-repeated="6"/>
          <table:table-cell office:value-type="string" calcext:value-type="string">
            <text:p>Zeilennummer 131: "\\E3* L-like when you told me ICE-E was real and eats kid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Wo Dess dich mit ein Stock schlug^1, damit du nicht mehr flunkerst./",</text:p>
          </table:table-cell>
          <table:table-cell table:number-columns-repeated="6"/>
          <table:table-cell office:value-type="string" calcext:value-type="string">
            <text:p>Zeilennummer 131: "\\E8* So Dess smacked you with a wiffle bat 'til you stopped ly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Huh^1? Du sagst die Wahrheit^1? Wirklich^1?/",</text:p>
          </table:table-cell>
          <table:table-cell table:number-columns-repeated="6"/>
          <table:table-cell office:value-type="string" calcext:value-type="string">
            <text:p>Zeilennummer 131: "\\E2* ... Huh^1? You're telling the truth^1? Seriously^1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.../",</text:p>
          </table:table-cell>
          <table:table-cell table:number-columns-repeated="6"/>
          <table:table-cell office:value-type="string" calcext:value-type="string">
            <text:p>Zeilennummer 131: "\\E5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Ühm^1, dann..^1. welche Kreide farbe mag sie?/",</text:p>
          </table:table-cell>
          <table:table-cell table:number-columns-repeated="6"/>
          <table:table-cell office:value-type="string" calcext:value-type="string">
            <text:p>Zeilennummer 131: "\\E0* Umm^1, then..^1. what color chalk does she lik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Und^1, meinst du^1, dass sie eher die Schlanke oder Dicke mag...?/",</text:p>
          </table:table-cell>
          <table:table-cell table:number-columns-repeated="6"/>
          <table:table-cell office:value-type="string" calcext:value-type="string">
            <text:p>Zeilennummer 131: "\\E4* And^1, do you think she likes the thin or the thick kind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(Warte^1, vielleicht ist eine Lunchbox aus Kreide dumm...)/%",</text:p>
          </table:table-cell>
          <table:table-cell table:number-columns-repeated="6"/>
          <table:table-cell office:value-type="string" calcext:value-type="string">
            <text:p>Zeilennummer 131: "\\E8* (Wait, maybe making her a lunchbox full of chalk is stupid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Echt jetzt^1, Kris^1? Aber ich helfe dir doch immer!/",</text:p>
          </table:table-cell>
          <table:table-cell table:number-columns-repeated="6"/>
          <table:table-cell office:value-type="string" calcext:value-type="string">
            <text:p>Zeilennummer 131: "\\E2* Seriously^1, Kris^1? But I help you ALL the tim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Du kannst mir ZUMINDESTENS einen KLEINEN Tipp geben!/",</text:p>
          </table:table-cell>
          <table:table-cell table:number-columns-repeated="6"/>
          <table:table-cell office:value-type="string" calcext:value-type="string">
            <text:p>Zeilennummer 131: "\\E8* The LEAST you can do is give me a LITTLE information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ie^1, m-mag sie Metalmusic!?/",</text:p>
          </table:table-cell>
          <table:table-cell table:number-columns-repeated="6"/>
          <table:table-cell office:value-type="string" calcext:value-type="string">
            <text:p>Zeilennummer 131: "\\E2* Like^1, d-does she like metal music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Ist sie wirklich eine obligate Fleischfresserin!?/",</text:p>
          </table:table-cell>
          <table:table-cell table:number-columns-repeated="6"/>
          <table:table-cell office:value-type="string" calcext:value-type="string">
            <text:p>Zeilennummer 131: "\\E2* Is she really an obligate carnivore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H..^1. hat sie wirklich einen Schweif unter ihrer Jacke!?/",</text:p>
          </table:table-cell>
          <table:table-cell table:number-columns-repeated="6"/>
          <table:table-cell office:value-type="string" calcext:value-type="string">
            <text:p>Zeilennummer 131: "\\E2* D..^1. Does she really have a tail underneath her jacket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Oder^1, oder... oder..^1./",</text:p>
          </table:table-cell>
          <table:table-cell table:number-columns-repeated="6"/>
          <table:table-cell office:value-type="string" calcext:value-type="string">
            <text:p>Zeilennummer 131: "\\E3* Or^1, or... or..^1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Sorry Kris^1, es ist nicht meine Angelegenheit^1, oder...?/",</text:p>
          </table:table-cell>
          <table:table-cell table:number-columns-repeated="6"/>
          <table:table-cell office:value-type="string" calcext:value-type="string">
            <text:p>Zeilennummer 131: "\\E4* Sorry Kris^1, it's not any of my business^1, is it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(ich hab's vermasselt...)/%",</text:p>
          </table:table-cell>
          <table:table-cell table:number-columns-repeated="6"/>
          <table:table-cell office:value-type="string" calcext:value-type="string">
            <text:p>Zeilennummer 131: "\\E8* (I blew it, didn't I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Ühm..^1. Kris...^1? Geht es dir gut?/",</text:p>
          </table:table-cell>
          <table:table-cell table:number-columns-repeated="6"/>
          <table:table-cell office:value-type="string" calcext:value-type="string">
            <text:p>Zeilennummer 131: "\\E1* Umm..^1. Kris...^1? Are you feeling alrigh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Normalerweise^1, bist du nicht so... sprachaktiv./",</text:p>
          </table:table-cell>
          <table:table-cell table:number-columns-repeated="6"/>
          <table:table-cell office:value-type="string" calcext:value-type="string">
            <text:p>Zeilennummer 131: "\\E5* Normally you're not so... talkativ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Oh! ich wollte nicht behaupten^1, dass etwas falsch mit dir ist./",</text:p>
          </table:table-cell>
          <table:table-cell table:number-columns-repeated="6"/>
          <table:table-cell office:value-type="string" calcext:value-type="string">
            <text:p>Zeilennummer 131: "\\E4* Oh! I don't mean to sound like something's wrong with you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.../",</text:p>
          </table:table-cell>
          <table:table-cell table:number-columns-repeated="6"/>
          <table:table-cell office:value-type="string" calcext:value-type="string">
            <text:p>Zeilennummer 131: "\\E4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Ühm^1, Kris^1, ist etwas falsch?/",</text:p>
          </table:table-cell>
          <table:table-cell table:number-columns-repeated="6"/>
          <table:table-cell office:value-type="string" calcext:value-type="string">
            <text:p>Zeilennummer 131: "\\E2* Umm^1, Kris^1, is something wro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Warum hast du meinem Vater im Krankenhaus besucht...?/",</text:p>
          </table:table-cell>
          <table:table-cell table:number-columns-repeated="6"/>
          <table:table-cell office:value-type="string" calcext:value-type="string">
            <text:p>Zeilennummer 131: "\\E3* Why did you go to the hospital to see my dad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Ich meine^1, Es tut ihm sicherlich gut^1, aber... um.../",</text:p>
          </table:table-cell>
          <table:table-cell table:number-columns-repeated="6"/>
          <table:table-cell office:value-type="string" calcext:value-type="string">
            <text:p>Zeilennummer 131: "\\E2* I mean^1, I'm sure he appreciated it^1, but... u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Gosch^1, Entschuldige^1, Kris^1. vergiss^1, dass ich was gesagt habe!/%",</text:p>
          </table:table-cell>
          <table:table-cell table:number-columns-repeated="6"/>
          <table:table-cell office:value-type="string" calcext:value-type="string">
            <text:p>Zeilennummer 131: "\\E4* Gosh^1, I'm sorry^1, Kris^1. Forget I said anything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huh^1? Warum ich meine Mutter nicht nach dem Schlüssel frage?/",</text:p>
          </table:table-cell>
          <table:table-cell table:number-columns-repeated="6"/>
          <table:table-cell office:value-type="string" calcext:value-type="string">
            <text:p>Zeilennummer 131: "\\E2* ... huh^1? Why don't I ask my mom for the ke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I..^1. Ich mein^1, um..^1. Ich..^1. Weißt du,/",</text:p>
          </table:table-cell>
          <table:table-cell table:number-columns-repeated="6"/>
          <table:table-cell office:value-type="string" calcext:value-type="string">
            <text:p>Zeilennummer 131: "\\E3* I..^1. I mean^1, um..^1. I..^1. you know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Sie mag es nicht^1, wenn ich sie bei der Arbeit nerve./",</text:p>
          </table:table-cell>
          <table:table-cell table:number-columns-repeated="6"/>
          <table:table-cell office:value-type="string" calcext:value-type="string">
            <text:p>Zeilennummer 131: "\\E4* She doesn't like it when I bother her when she's work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Keine Sorge^1, OK^1? ich geh einfach zu den Cattis./%",</text:p>
          </table:table-cell>
          <table:table-cell table:number-columns-repeated="6"/>
          <table:table-cell office:value-type="string" calcext:value-type="string">
            <text:p>Zeilennummer 131: "\\E0* Don't worry^1, OK^1? I'll just go over to Catti'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Sag Azzy^1, dass ich hi gesagt habe^1, Kris!/%",</text:p>
          </table:table-cell>
          <table:table-cell table:number-columns-repeated="6"/>
          <table:table-cell office:value-type="string" calcext:value-type="string">
            <text:p>Zeilennummer 131: "\\E0* Tell Azzy I said hi^1, Kris!/%",</text:p>
          </table:table-cell>
          <table:table-cell table:number-columns-repeated="7"/>
        </table:table-row>
      </table:table>
      <table:table table:name="text 1116 - 1218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eilennummer 131: "* Kris^1? Was ist^1, Liebling?/",</text:p>
          </table:table-cell>
          <table:table-cell table:number-columns-repeated="6"/>
          <table:table-cell office:value-type="string" calcext:value-type="string">
            <text:p>Zeilennummer 131: "* Kris^1? What is it^1, honey?/",</text:p>
          </table:table-cell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</table:table-row>
        <table:table-row table:style-name="ro1">
          <table:table-cell office:value-type="string" calcext:value-type="string">
            <text:p>Zeilennummer 131: " #ich",</text:p>
          </table:table-cell>
          <table:table-cell table:number-columns-repeated="6"/>
          <table:table-cell office:value-type="string" calcext:value-type="string">
            <text:p>Zeilennummer 131: " #Me",</text:p>
          </table:table-cell>
        </table:table-row>
        <table:table-row table:style-name="ro1">
          <table:table-cell office:value-type="string" calcext:value-type="string">
            <text:p>Zeilennummer 131: " #Asriel",</text:p>
          </table:table-cell>
          <table:table-cell table:number-columns-repeated="6"/>
          <table:table-cell office:value-type="string" calcext:value-type="string">
            <text:p>Zeilennummer 131: " #Asriel",</text:p>
          </table:table-cell>
        </table:table-row>
        <table:table-row table:style-name="ro1">
          <table:table-cell office:value-type="string" calcext:value-type="string">
            <text:p>Zeilennummer 131: "Kuchen",</text:p>
          </table:table-cell>
          <table:table-cell table:number-columns-repeated="6"/>
          <table:table-cell office:value-type="string" calcext:value-type="string">
            <text:p>Zeilennummer 131: "Pie",</text:p>
          </table:table-cell>
        </table:table-row>
        <table:table-row table:style-name="ro1">
          <table:table-cell office:value-type="string" calcext:value-type="string">
            <text:p>Zeilennummer 131: "Blumen",</text:p>
          </table:table-cell>
          <table:table-cell table:number-columns-repeated="6"/>
          <table:table-cell office:value-type="string" calcext:value-type="string">
            <text:p>Zeilennummer 131: "Flowers",</text:p>
          </table:table-cell>
        </table:table-row>
        <table:table-row table:style-name="ro1">
          <table:table-cell office:value-type="string" calcext:value-type="string">
            <text:p>Zeilennummer 131: "Vergiss es",</text:p>
          </table:table-cell>
          <table:table-cell table:number-columns-repeated="6"/>
          <table:table-cell office:value-type="string" calcext:value-type="string">
            <text:p>Zeilennummer 131: "Nevermind",</text:p>
          </table:table-cell>
        </table:table-row>
        <table:table-row table:style-name="ro1">
          <table:table-cell office:value-type="string" calcext:value-type="string">
            <text:p>Zeilennummer 131: "\\E0* Kris^1, Liebling^1, du bist groß gewurden.../",</text:p>
          </table:table-cell>
          <table:table-cell table:number-columns-repeated="6"/>
          <table:table-cell office:value-type="string" calcext:value-type="string">
            <text:p>Zeilennummer 131: "\\E0* Kris^1, honey^1, you have grown up so much.../",</text:p>
          </table:table-cell>
        </table:table-row>
        <table:table-row table:style-name="ro1">
          <table:table-cell office:value-type="string" calcext:value-type="string">
            <text:p>Zeilennummer 131: "\\E9* Eines Tages gehst du auch auf eine Universität.../",</text:p>
          </table:table-cell>
          <table:table-cell table:number-columns-repeated="6"/>
          <table:table-cell office:value-type="string" calcext:value-type="string">
            <text:p>Zeilennummer 131: "\\E9* Someday soon you will be going off to university as well.../",</text:p>
          </table:table-cell>
        </table:table-row>
        <table:table-row table:style-name="ro1">
          <table:table-cell office:value-type="string" calcext:value-type="string">
            <text:p>Zeilennummer 131: "\\E1* .../",</text:p>
          </table:table-cell>
          <table:table-cell table:number-columns-repeated="6"/>
          <table:table-cell office:value-type="string" calcext:value-type="string">
            <text:p>Zeilennummer 131: "\\E1* .../",</text:p>
          </table:table-cell>
        </table:table-row>
        <table:table-row table:style-name="ro1">
          <table:table-cell office:value-type="string" calcext:value-type="string">
            <text:p>Zeilennummer 131: "\\E9* Weißt du noch^1, als du noch kleiner warst.../",</text:p>
          </table:table-cell>
          <table:table-cell table:number-columns-repeated="6"/>
          <table:table-cell office:value-type="string" calcext:value-type="string">
            <text:p>Zeilennummer 131: "\\E9* Remember when you were little.../",</text:p>
          </table:table-cell>
        </table:table-row>
        <table:table-row table:style-name="ro1">
          <table:table-cell office:value-type="string" calcext:value-type="string">
            <text:p>Zeilennummer 131: "\\E8* Du hast gefragt^1, wann auch deine Hörner wachsen?/",</text:p>
          </table:table-cell>
          <table:table-cell table:number-columns-repeated="6"/>
          <table:table-cell office:value-type="string" calcext:value-type="string">
            <text:p>Zeilennummer 131: "\\E8* You asked when your horns were going to grow in?/",</text:p>
          </table:table-cell>
        </table:table-row>
        <table:table-row table:style-name="ro1">
          <table:table-cell office:value-type="string" calcext:value-type="string">
            <text:p>Zeilennummer 131: "\\E0* Also haben wir dir ein Kopfband mit kleinen roten Hörner gekauft./",</text:p>
          </table:table-cell>
          <table:table-cell table:number-columns-repeated="6"/>
          <table:table-cell office:value-type="string" calcext:value-type="string">
            <text:p>Zeilennummer 131: "\\E0* So we bought that headband with the little red horns on it./",</text:p>
          </table:table-cell>
        </table:table-row>
        <table:table-row table:style-name="ro1">
          <table:table-cell office:value-type="string" calcext:value-type="string">
            <text:p>Zeilennummer 131: "\\E4* Oh^1, du hast es für Monate getragen! Was ist damit passiert?/%",</text:p>
          </table:table-cell>
          <table:table-cell table:number-columns-repeated="6"/>
          <table:table-cell office:value-type="string" calcext:value-type="string">
            <text:p>Zeilennummer 131: "\\E4* Oh^1, you wore it for months! Whatever happened to it?/%",</text:p>
          </table:table-cell>
        </table:table-row>
        <table:table-row table:style-name="ro1">
          <table:table-cell office:value-type="string" calcext:value-type="string">
            <text:p>Zeilennummer 131: "\\E8* Oh^1, Kris...^1? Blumen^1? Für deine Mutter...?/",</text:p>
          </table:table-cell>
          <table:table-cell table:number-columns-repeated="6"/>
          <table:table-cell office:value-type="string" calcext:value-type="string">
            <text:p>Zeilennummer 131: "\\E8* Oh^1, Kris...^1? Flowers^1? For your mother...?/",</text:p>
          </table:table-cell>
        </table:table-row>
        <table:table-row table:style-name="ro1">
          <table:table-cell office:value-type="string" calcext:value-type="string">
            <text:p>Zeilennummer 131: "\\E9* Wie nett.../",</text:p>
          </table:table-cell>
          <table:table-cell table:number-columns-repeated="6"/>
          <table:table-cell office:value-type="string" calcext:value-type="string">
            <text:p>Zeilennummer 131: "\\E9* How sweet.../",</text:p>
          </table:table-cell>
        </table:table-row>
        <table:table-row table:style-name="ro1">
          <table:table-cell office:value-type="string" calcext:value-type="string">
            <text:p>Zeilennummer 131: "\\E9* .../",</text:p>
          </table:table-cell>
          <table:table-cell table:number-columns-repeated="6"/>
          <table:table-cell office:value-type="string" calcext:value-type="string">
            <text:p>Zeilennummer 131: "\\E9* .../",</text:p>
          </table:table-cell>
        </table:table-row>
        <table:table-row table:style-name="ro1">
          <table:table-cell office:value-type="string" calcext:value-type="string">
            <text:p>Zeilennummer 131: "\\E5* Sie sind von IHM^1, oder?/",</text:p>
          </table:table-cell>
          <table:table-cell table:number-columns-repeated="6"/>
          <table:table-cell office:value-type="string" calcext:value-type="string">
            <text:p>Zeilennummer 131: "\\E5* These are from HIM^1, are they not./",</text:p>
          </table:table-cell>
        </table:table-row>
        <table:table-row table:style-name="ro1">
          <table:table-cell office:value-type="string" calcext:value-type="string">
            <text:p>Zeilennummer 131: "\\E1* .../",</text:p>
          </table:table-cell>
          <table:table-cell table:number-columns-repeated="6"/>
          <table:table-cell office:value-type="string" calcext:value-type="string">
            <text:p>Zeilennummer 131: "\\E1* .../",</text:p>
          </table:table-cell>
        </table:table-row>
        <table:table-row table:style-name="ro1">
          <table:table-cell office:value-type="string" calcext:value-type="string">
            <text:p>Zeilennummer 131: "\\E0* Urg^1, nun^1, keine Sorge^1, Kris^1, ich werde.../",</text:p>
          </table:table-cell>
          <table:table-cell table:number-columns-repeated="6"/>
          <table:table-cell office:value-type="string" calcext:value-type="string">
            <text:p>Zeilennummer 131: "\\E0* Err^1, well^1, worry not^1, Kris^1, I will.../",</text:p>
          </table:table-cell>
        </table:table-row>
        <table:table-row table:style-name="ro1">
          <table:table-cell office:value-type="string" calcext:value-type="string">
            <text:p>Zeilennummer 131: "\\E5* ... einen Platz finden./%",</text:p>
          </table:table-cell>
          <table:table-cell table:number-columns-repeated="6"/>
          <table:table-cell office:value-type="string" calcext:value-type="string">
            <text:p>Zeilennummer 131: "\\E5* ... find some place for them./%",</text:p>
          </table:table-cell>
        </table:table-row>
        <table:table-row table:style-name="ro1">
          <table:table-cell office:value-type="string" calcext:value-type="string">
            <text:p>Zeilennummer 131: "\\E1* Kris^1, Seitdem nur noch wir hier leben.../",</text:p>
          </table:table-cell>
          <table:table-cell table:number-columns-repeated="6"/>
          <table:table-cell office:value-type="string" calcext:value-type="string">
            <text:p>Zeilennummer 131: "\\E1* Kris^1, since only you and I are living here right now.../",</text:p>
          </table:table-cell>
        </table:table-row>
        <table:table-row table:style-name="ro1">
          <table:table-cell office:value-type="string" calcext:value-type="string">
            <text:p>Zeilennummer 131: "\\E9* ist es..^1. etwas einsam^1, oder...?/",</text:p>
          </table:table-cell>
          <table:table-cell table:number-columns-repeated="6"/>
          <table:table-cell office:value-type="string" calcext:value-type="string">
            <text:p>Zeilennummer 131: "\\E9* It feels..^1. just a bit lonely^1, does it not...?/",</text:p>
          </table:table-cell>
        </table:table-row>
        <table:table-row table:style-name="ro1">
          <table:table-cell office:value-type="string" calcext:value-type="string">
            <text:p>Zeilennummer 131: "\\E0* Aber^1, glücklicherweise^1, ist ein warmer frischer Kuchen,/",</text:p>
          </table:table-cell>
          <table:table-cell table:number-columns-repeated="6"/>
          <table:table-cell office:value-type="string" calcext:value-type="string">
            <text:p>Zeilennummer 131: "\\E0* But^1, fortunately^1, sharing a warm^1, freshly-made pie,/",</text:p>
          </table:table-cell>
        </table:table-row>
        <table:table-row table:style-name="ro1">
          <table:table-cell office:value-type="string" calcext:value-type="string">
            <text:p>Zeilennummer 131: "\\E9* Die perfekte Heilung der Einsamkeit./",</text:p>
          </table:table-cell>
          <table:table-cell table:number-columns-repeated="6"/>
          <table:table-cell office:value-type="string" calcext:value-type="string">
            <text:p>Zeilennummer 131: "\\E9* Is the perfect cure for such a condition./",</text:p>
          </table:table-cell>
        </table:table-row>
        <table:table-row table:style-name="ro1">
          <table:table-cell office:value-type="string" calcext:value-type="string">
            <text:p>Zeilennummer 131: "\\E5* ... solange ich welchen essen darf^1./%",</text:p>
          </table:table-cell>
          <table:table-cell table:number-columns-repeated="6"/>
          <table:table-cell office:value-type="string" calcext:value-type="string">
            <text:p>Zeilennummer 131: "\\E5* ... as long as I get to eat some^1, of course./%",</text:p>
          </table:table-cell>
        </table:table-row>
        <table:table-row table:style-name="ro1">
          <table:table-cell office:value-type="string" calcext:value-type="string">
            <text:p>Zeilennummer 131: "\\E9* Erinnerst du dich als ihr dieses Spiel gespielt haben?/",</text:p>
          </table:table-cell>
          <table:table-cell table:number-columns-repeated="6"/>
          <table:table-cell office:value-type="string" calcext:value-type="string">
            <text:p>Zeilennummer 131: "\\E9* Remember that video-game you and Asriel used to play?/",</text:p>
          </table:table-cell>
        </table:table-row>
        <table:table-row table:style-name="ro1">
          <table:table-cell office:value-type="string" calcext:value-type="string">
            <text:p>Zeilennummer 131: "\\E1* Wie hieß es nochmal...^1? Super Smashing Fighters?/",</text:p>
          </table:table-cell>
          <table:table-cell table:number-columns-repeated="6"/>
          <table:table-cell office:value-type="string" calcext:value-type="string">
            <text:p>Zeilennummer 131: "\\E1* What was it called...^1? Super Smashing Fighters?/",</text:p>
          </table:table-cell>
        </table:table-row>
        <table:table-row table:style-name="ro1">
          <table:table-cell office:value-type="string" calcext:value-type="string">
            <text:p>Zeilennummer 131: "\\E0* Als ihr klein wart^1, liebte er die kleine Eidechse davon./",</text:p>
          </table:table-cell>
          <table:table-cell table:number-columns-repeated="6"/>
          <table:table-cell office:value-type="string" calcext:value-type="string">
            <text:p>Zeilennummer 131: "\\E0* When he was very little^1, he LOVED the green lizard from that./",</text:p>
          </table:table-cell>
        </table:table-row>
        <table:table-row table:style-name="ro1">
          <table:table-cell office:value-type="string" calcext:value-type="string">
            <text:p>Zeilennummer 131: "\\E9* Seine Geburstagsparty handelte nur von der Eidechse./",</text:p>
          </table:table-cell>
          <table:table-cell table:number-columns-repeated="6"/>
          <table:table-cell office:value-type="string" calcext:value-type="string">
            <text:p>Zeilennummer 131: "\\E9* We even had a birthday party for him themed around it./",</text:p>
          </table:table-cell>
        </table:table-row>
        <table:table-row table:style-name="ro1">
          <table:table-cell office:value-type="string" calcext:value-type="string">
            <text:p>Zeilennummer 131: "\\E0* Dein Vater hat alle Eier in seiner Farbe angemalt.../",</text:p>
          </table:table-cell>
          <table:table-cell table:number-columns-repeated="6"/>
          <table:table-cell office:value-type="string" calcext:value-type="string">
            <text:p>Zeilennummer 131: "\\E0* Your father painted all these eggs with spots as decoration.../",</text:p>
          </table:table-cell>
        </table:table-row>
        <table:table-row table:style-name="ro1">
          <table:table-cell office:value-type="string" calcext:value-type="string">
            <text:p>Zeilennummer 131: "\\E9* Oh^1, dein Bruder hat die GELIEBT...!/",</text:p>
          </table:table-cell>
          <table:table-cell table:number-columns-repeated="6"/>
          <table:table-cell office:value-type="string" calcext:value-type="string">
            <text:p>Zeilennummer 131: "\\E9* Oh^1, your brother LOVED it...!/",</text:p>
          </table:table-cell>
        </table:table-row>
        <table:table-row table:style-name="ro1">
          <table:table-cell office:value-type="string" calcext:value-type="string">
            <text:p>Zeilennummer 131: "\\E5* Bis zum darauffolgenden Tag^1, als dein Vater sie kochte./",</text:p>
          </table:table-cell>
          <table:table-cell table:number-columns-repeated="6"/>
          <table:table-cell office:value-type="string" calcext:value-type="string">
            <text:p>Zeilennummer 131: "\\E5* Until the next day^1, your father cooked them all for breakfast./",</text:p>
          </table:table-cell>
        </table:table-row>
        <table:table-row table:style-name="ro1">
          <table:table-cell office:value-type="string" calcext:value-type="string">
            <text:p>Zeilennummer 131: "\\E8* Dein Bruder hat den ganzen Tag geweint.../",</text:p>
          </table:table-cell>
          <table:table-cell table:number-columns-repeated="6"/>
          <table:table-cell office:value-type="string" calcext:value-type="string">
            <text:p>Zeilennummer 131: "\\E8* Your brother just kept crying.../",</text:p>
          </table:table-cell>
        </table:table-row>
        <table:table-row table:style-name="ro1">
          <table:table-cell office:value-type="string" calcext:value-type="string">
            <text:p>Zeilennummer 131: "\\E4* Seit den Tag^1, hasst er das Buch zur Zubereitung grüner Eier!/%",</text:p>
          </table:table-cell>
          <table:table-cell table:number-columns-repeated="6"/>
          <table:table-cell office:value-type="string" calcext:value-type="string">
            <text:p>Zeilennummer 131: "\\E4* Ever since^1, he's hated that book about eating green eggs!/%",</text:p>
          </table:table-cell>
        </table:table-row>
        <table:table-row table:style-name="ro1">
          <table:table-cell office:value-type="string" calcext:value-type="string">
            <text:p>Zeilennummer 131: "\\E1* Kris^1, vielleicht solltest du schlafen gehen.../",</text:p>
          </table:table-cell>
          <table:table-cell table:number-columns-repeated="6"/>
          <table:table-cell office:value-type="string" calcext:value-type="string">
            <text:p>Zeilennummer 131: "\\E1* Kris^1, perhaps you should go to bed early tonight.../",</text:p>
          </table:table-cell>
        </table:table-row>
        <table:table-row table:style-name="ro1">
          <table:table-cell office:value-type="string" calcext:value-type="string">
            <text:p>Zeilennummer 131: "* Du siehst nicht ganz du selbst aus./%",</text:p>
          </table:table-cell>
          <table:table-cell table:number-columns-repeated="6"/>
          <table:table-cell office:value-type="string" calcext:value-type="string">
            <text:p>Zeilennummer 131: "* You do not look quite yourself./%",</text:p>
          </table:table-cell>
        </table:table-row>
        <table:table-row table:style-name="ro1">
          <table:table-cell office:value-type="string" calcext:value-type="string">
            <text:p>Zeilennummer 131: "* (Es ist dein Bett.)/",</text:p>
          </table:table-cell>
          <table:table-cell table:number-columns-repeated="6"/>
          <table:table-cell office:value-type="string" calcext:value-type="string">
            <text:p>Zeilennummer 131: "* (It's your bed.)/",</text:p>
          </table:table-cell>
        </table:table-row>
        <table:table-row table:style-name="ro1">
          <table:table-cell office:value-type="string" calcext:value-type="string">
            <text:p>Zeilennummer 131: "* (Wenn du schlafen gehst^1, \\cYverpasst du vielleicht etwas wichtiges\\cW.)/",</text:p>
          </table:table-cell>
          <table:table-cell table:number-columns-repeated="6"/>
          <table:table-cell office:value-type="string" calcext:value-type="string">
            <text:p>Zeilennummer 131: "* (If you go back to sleep^1, \\cYyou may miss a lot of important things\\cW.)/",</text:p>
          </table:table-cell>
        </table:table-row>
        <table:table-row table:style-name="ro1">
          <table:table-cell office:value-type="string" calcext:value-type="string">
            <text:p>Zeilennummer 131: "* (Willst du schlafen?)/",</text:p>
          </table:table-cell>
          <table:table-cell table:number-columns-repeated="6"/>
          <table:table-cell office:value-type="string" calcext:value-type="string">
            <text:p>Zeilennummer 131: "* (Will you go to bed?)/",</text:p>
          </table:table-cell>
        </table:table-row>
        <table:table-row table:style-name="ro1">
          <table:table-cell office:value-type="string" calcext:value-type="string">
            <text:p>Zeilennummer 131: " #schlafen!!!",</text:p>
          </table:table-cell>
          <table:table-cell table:number-columns-repeated="6"/>
          <table:table-cell office:value-type="string" calcext:value-type="string">
            <text:p>Zeilennummer 131: " #Sleep!!!",</text:p>
          </table:table-cell>
        </table:table-row>
        <table:table-row table:style-name="ro1">
          <table:table-cell office:value-type="string" calcext:value-type="string">
            <text:p>Zeilennummer 131: " #Nein!!!",</text:p>
          </table:table-cell>
          <table:table-cell table:number-columns-repeated="6"/>
          <table:table-cell office:value-type="string" calcext:value-type="string">
            <text:p>Zeilennummer 131: " #Do not!!!",</text:p>
          </table:table-cell>
        </table:table-row>
        <table:table-row table:style-name="ro1">
          <table:table-cell office:value-type="string" calcext:value-type="string">
            <text:p>Zeilennummer 131: "* (Wenn du schlafen gehst^1, endet dieses Abenteuer.)/",</text:p>
          </table:table-cell>
          <table:table-cell table:number-columns-repeated="6"/>
          <table:table-cell office:value-type="string" calcext:value-type="string">
            <text:p>Zeilennummer 131: "* (If you go to bed^1, this chapter of your adventures will end.)/",</text:p>
          </table:table-cell>
        </table:table-row>
        <table:table-row table:style-name="ro1">
          <table:table-cell office:value-type="string" calcext:value-type="string">
            <text:p>Zeilennummer 131: "* (Willst du schlafen gehen?)/",</text:p>
          </table:table-cell>
          <table:table-cell table:number-columns-repeated="6"/>
          <table:table-cell office:value-type="string" calcext:value-type="string">
            <text:p>Zeilennummer 131: "* (Will you go to bed?)/",</text:p>
          </table:table-cell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6"/>
          <table:table-cell office:value-type="string" calcext:value-type="string">
            <text:p>Zeilennummer 131: " #Yes",</text:p>
          </table:table-cell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6"/>
          <table:table-cell office:value-type="string" calcext:value-type="string">
            <text:p>Zeilennummer 131: " #No",</text:p>
          </table:table-cell>
        </table:table-row>
        <table:table-row table:style-name="ro1">
          <table:table-cell office:value-type="string" calcext:value-type="string">
            <text:p>Zeilennummer 131: " #schlafen",</text:p>
          </table:table-cell>
          <table:table-cell table:number-columns-repeated="6"/>
          <table:table-cell office:value-type="string" calcext:value-type="string">
            <text:p>Zeilennummer 131: " #Sleep",</text:p>
          </table:table-cell>
        </table:table-row>
        <table:table-row table:style-name="ro1">
          <table:table-cell office:value-type="string" calcext:value-type="string">
            <text:p>Zeilennummer 131: "* (Du entschliesst dich schlafen zu gehen.)/%",</text:p>
          </table:table-cell>
          <table:table-cell table:number-columns-repeated="6"/>
          <table:table-cell office:value-type="string" calcext:value-type="string">
            <text:p>Zeilennummer 131: "* (You decided to go to bed.)/%",</text:p>
          </table:table-cell>
        </table:table-row>
        <table:table-row table:style-name="ro1">
          <table:table-cell office:value-type="string" calcext:value-type="string">
            <text:p>Zeilennummer 131: "* (Du schaust dich noch etwas um.)/%",</text:p>
          </table:table-cell>
          <table:table-cell table:number-columns-repeated="6"/>
          <table:table-cell office:value-type="string" calcext:value-type="string">
            <text:p>Zeilennummer 131: "* (You will sleep later.)/%",</text:p>
          </table:table-cell>
        </table:table-row>
        <table:table-row table:style-name="ro1">
          <table:table-cell office:value-type="string" calcext:value-type="string">
            <text:p>Zeilennummer 131: "* UEE HEE HEE^1, DU HAST ES^1, DU HAST ES./",</text:p>
          </table:table-cell>
          <table:table-cell table:number-columns-repeated="6"/>
          <table:table-cell office:value-type="string" calcext:value-type="string">
            <text:p>Zeilennummer 131: "* UEE HEE HEE^1, THE KEY^1, THE KEY./",</text:p>
          </table:table-cell>
        </table:table-row>
        <table:table-row table:style-name="ro1">
          <table:table-cell office:value-type="string" calcext:value-type="string">
            <text:p>Zeilennummer 131: "* EIN WUNDERBARER SPAß BRICHT AN./",</text:p>
          </table:table-cell>
          <table:table-cell table:number-columns-repeated="6"/>
          <table:table-cell office:value-type="string" calcext:value-type="string">
            <text:p>Zeilennummer 131: "* A MARVELLOUS FUN IS ABOUT TO BREAK FREE./",</text:p>
          </table:table-cell>
        </table:table-row>
        <table:table-row table:style-name="ro1">
          <table:table-cell office:value-type="string" calcext:value-type="string">
            <text:p>Zeilennummer 131: "* WOLLT IHR EUCH RAUSLASSEN?/",</text:p>
          </table:table-cell>
          <table:table-cell table:number-columns-repeated="6"/>
          <table:table-cell office:value-type="string" calcext:value-type="string">
            <text:p>Zeilennummer 131: "* WON'T YOU LET YOURSELF OUTSIDE?/",</text:p>
          </table:table-cell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</table:table-row>
        <table:table-row table:style-name="ro1">
          <table:table-cell office:value-type="string" calcext:value-type="string">
            <text:p>Zeilennummer 131: "#Schlüssel benutzen",</text:p>
          </table:table-cell>
          <table:table-cell table:number-columns-repeated="6"/>
          <table:table-cell office:value-type="string" calcext:value-type="string">
            <text:p>Zeilennummer 131: "#Use Key",</text:p>
          </table:table-cell>
        </table:table-row>
        <table:table-row table:style-name="ro1">
          <table:table-cell office:value-type="string" calcext:value-type="string">
            <text:p>Zeilennummer 131: "#Nicht tun",</text:p>
          </table:table-cell>
          <table:table-cell table:number-columns-repeated="6"/>
          <table:table-cell office:value-type="string" calcext:value-type="string">
            <text:p>Zeilennummer 131: "#Do not",</text:p>
          </table:table-cell>
        </table:table-row>
        <table:table-row table:style-name="ro1">
          <table:table-cell office:value-type="string" calcext:value-type="string">
            <text:p>Zeilennummer 131: "* (Du legst den Schlüssel vor das Tor.)/%",</text:p>
          </table:table-cell>
          <table:table-cell table:number-columns-repeated="6"/>
          <table:table-cell office:value-type="string" calcext:value-type="string">
            <text:p>Zeilennummer 131: "* (You put the Door Key in front of the Door.)/%",</text:p>
          </table:table-cell>
        </table:table-row>
        <table:table-row table:style-name="ro1">
          <table:table-cell office:value-type="string" calcext:value-type="string">
            <text:p>Zeilennummer 131: "* DU BIST WEIT GEKOMMEN^1! DIE WAHL IST NICHT MEHR DEINS!/%",</text:p>
          </table:table-cell>
          <table:table-cell table:number-columns-repeated="6"/>
          <table:table-cell office:value-type="string" calcext:value-type="string">
            <text:p>Zeilennummer 131: "* YOU CAME TOO FAR^1! YOUR CHOICE HAS RUN OUT!/%",</text:p>
          </table:table-cell>
        </table:table-row>
        <table:table-row table:style-name="ro1">
          <table:table-cell office:value-type="string" calcext:value-type="string">
            <text:p>Zeilennummer 131: "* Kris..^1. Wie nett dich zusehen^1.&amp;* Und das an einen Schultag./",</text:p>
          </table:table-cell>
          <table:table-cell table:number-columns-repeated="6"/>
          <table:table-cell office:value-type="string" calcext:value-type="string">
            <text:p>Zeilennummer 131: "* Kris..^1. What a pleasant surprise to see you here^1.&amp;* And on a school day./",</text:p>
          </table:table-cell>
        </table:table-row>
        <table:table-row table:style-name="ro1">
          <table:table-cell office:value-type="string" calcext:value-type="string">
            <text:p>Zeilennummer 131: "* Es muss einen Grund geben^1, dass du hier bist./",</text:p>
          </table:table-cell>
          <table:table-cell table:number-columns-repeated="6"/>
          <table:table-cell office:value-type="string" calcext:value-type="string">
            <text:p>Zeilennummer 131: "* There must be a reason that you came here at such a time./",</text:p>
          </table:table-cell>
        </table:table-row>
        <table:table-row table:style-name="ro1">
          <table:table-cell office:value-type="string" calcext:value-type="string">
            <text:p>Zeilennummer 131: "* Ich^1, Vater Alvin^1, bitte dich^1.&amp;* Wenn du was auf der Seele hast^1, sprich^1, bitte./",</text:p>
          </table:table-cell>
          <table:table-cell table:number-columns-repeated="6"/>
          <table:table-cell office:value-type="string" calcext:value-type="string">
            <text:p>Zeilennummer 131: "* I^1, Father Alvin^1, implore you^1.&amp;* If you have anything weighing on your mind^1, please^1, speak./",</text:p>
          </table:table-cell>
        </table:table-row>
        <table:table-row table:style-name="ro1">
          <table:table-cell office:value-type="string" calcext:value-type="string">
            <text:p>Zeilennummer 131: "#Fruchtsaft",</text:p>
          </table:table-cell>
          <table:table-cell table:number-columns-repeated="6"/>
          <table:table-cell office:value-type="string" calcext:value-type="string">
            <text:p>Zeilennummer 131: "#Fruit Juice",</text:p>
          </table:table-cell>
        </table:table-row>
        <table:table-row table:style-name="ro1">
          <table:table-cell office:value-type="string" calcext:value-type="string">
            <text:p>Zeilennummer 131: "#Nichts",</text:p>
          </table:table-cell>
          <table:table-cell table:number-columns-repeated="6"/>
          <table:table-cell office:value-type="string" calcext:value-type="string">
            <text:p>Zeilennummer 131: "#Nothing",</text:p>
          </table:table-cell>
        </table:table-row>
        <table:table-row table:style-name="ro1">
          <table:table-cell office:value-type="string" calcext:value-type="string">
            <text:p>Zeilennummer 131: "* Kris, wenn du was des \"kranken\" Fruchttsafts haben willst^1, musst du mal zu uns kommen./",</text:p>
          </table:table-cell>
          <table:table-cell table:number-columns-repeated="6"/>
          <table:table-cell office:value-type="string" calcext:value-type="string">
            <text:p>Zeilennummer 131: "* Kris, if you want some of our \"sick\" Fruit Juice^1, you should come to our service./",</text:p>
          </table:table-cell>
        </table:table-row>
        <table:table-row table:style-name="ro1">
          <table:table-cell office:value-type="string" calcext:value-type="string">
            <text:p>Zeilennummer 131: "* Unser Chor ist so schwach^1, seitdem dein Bruder weg ist./",</text:p>
          </table:table-cell>
          <table:table-cell table:number-columns-repeated="6"/>
          <table:table-cell office:value-type="string" calcext:value-type="string">
            <text:p>Zeilennummer 131: "* Our choir sounds a bit thinner since your brother went away./",</text:p>
          </table:table-cell>
        </table:table-row>
        <table:table-row table:style-name="ro1">
          <table:table-cell office:value-type="string" calcext:value-type="string">
            <text:p>Zeilennummer 131: "* Kris^1, es ist wunderbar^1, wenn du mit uns singen würdest./",</text:p>
          </table:table-cell>
          <table:table-cell table:number-columns-repeated="6"/>
          <table:table-cell office:value-type="string" calcext:value-type="string">
            <text:p>Zeilennummer 131: "* Kris^1, it would be wonderful if you would sing with us./",</text:p>
          </table:table-cell>
        </table:table-row>
        <table:table-row table:style-name="ro1">
          <table:table-cell office:value-type="string" calcext:value-type="string">
            <text:p>Zeilennummer 131: "* Oder zumindest in irgendeiner Weise teilnimmst,/",</text:p>
          </table:table-cell>
          <table:table-cell table:number-columns-repeated="6"/>
          <table:table-cell office:value-type="string" calcext:value-type="string">
            <text:p>Zeilennummer 131: "* Or even participated to any extent,/",</text:p>
          </table:table-cell>
        </table:table-row>
        <table:table-row table:style-name="ro1">
          <table:table-cell office:value-type="string" calcext:value-type="string">
            <text:p>Zeilennummer 131: "* Antstatt^1, einfach versuchen den Fruchtsaft zu bekommen./%",</text:p>
          </table:table-cell>
          <table:table-cell table:number-columns-repeated="6"/>
          <table:table-cell office:value-type="string" calcext:value-type="string">
            <text:p>Zeilennummer 131: "* Instead of just trying to drink the Fruit Juice./%",</text:p>
          </table:table-cell>
        </table:table-row>
        <table:table-row table:style-name="ro1">
          <table:table-cell office:value-type="string" calcext:value-type="string">
            <text:p>Zeilennummer 131: "* Ich verstehe^1.&amp;* ich hoffe^1, du findest bald die Worte^1, die du suchst./",</text:p>
          </table:table-cell>
          <table:table-cell table:number-columns-repeated="6"/>
          <table:table-cell office:value-type="string" calcext:value-type="string">
            <text:p>Zeilennummer 131: "* I understand^1.&amp;* I hope in time you may find the words you seek./",</text:p>
          </table:table-cell>
        </table:table-row>
        <table:table-row table:style-name="ro1">
          <table:table-cell office:value-type="string" calcext:value-type="string">
            <text:p>Zeilennummer 131: "* So leite die Kraft des Engels dir den Weg./%",</text:p>
          </table:table-cell>
          <table:table-cell table:number-columns-repeated="6"/>
          <table:table-cell office:value-type="string" calcext:value-type="string">
            <text:p>Zeilennummer 131: "* Let the Angel's power light your way./%",</text:p>
          </table:table-cell>
        </table:table-row>
        <table:table-row table:style-name="ro1">
          <table:table-cell office:value-type="string" calcext:value-type="string">
            <text:p>Zeilennummer 131: "* (Gerson Boom Erinnerungsbank)/",</text:p>
          </table:table-cell>
          <table:table-cell table:number-columns-repeated="6"/>
          <table:table-cell office:value-type="string" calcext:value-type="string">
            <text:p>Zeilennummer 131: "* (Gerson Boom Memorial Bench)/",</text:p>
          </table:table-cell>
        </table:table-row>
        <table:table-row table:style-name="ro1">
          <table:table-cell office:value-type="string" calcext:value-type="string">
            <text:p>Zeilennummer 131: "* \"Im laufe meiner Karriere^1, kamen einige meiner Ideen im Traum.\"/",</text:p>
          </table:table-cell>
          <table:table-cell table:number-columns-repeated="6"/>
          <table:table-cell office:value-type="string" calcext:value-type="string">
            <text:p>Zeilennummer 131: "\"* Throughout my career^1, some of my best ideas came from dreams.\"/",</text:p>
          </table:table-cell>
        </table:table-row>
        <table:table-row table:style-name="ro1">
          <table:table-cell office:value-type="string" calcext:value-type="string">
            <text:p>Zeilennummer 131: "* \"Ruh dich hier aus. falls jemand fragt -- du schreibst!\"/%",</text:p>
          </table:table-cell>
          <table:table-cell table:number-columns-repeated="6"/>
          <table:table-cell office:value-type="string" calcext:value-type="string">
            <text:p>Zeilennummer 131: "\"* Take a rest here. If anyone asks -- you're writing!\"/%",</text:p>
          </table:table-cell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6"/>
          <table:table-cell office:value-type="string" calcext:value-type="string">
            <text:p>Zeilennummer 131: "#Yes",</text:p>
          </table:table-cell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6"/>
          <table:table-cell office:value-type="string" calcext:value-type="string">
            <text:p>Zeilennummer 131: "#No",</text:p>
          </table:table-cell>
        </table:table-row>
        <table:table-row table:style-name="ro1">
          <table:table-cell office:value-type="string" calcext:value-type="string">
            <text:p>Zeilennummer 131: "* Du willst es wirklich nicht wegwerfen./",</text:p>
          </table:table-cell>
          <table:table-cell table:number-columns-repeated="6"/>
          <table:table-cell office:value-type="string" calcext:value-type="string">
            <text:p>Zeilennummer 131: "* You really didn't want to throw it away./",</text:p>
          </table:table-cell>
        </table:table-row>
        <table:table-row table:style-name="ro1">
          <table:table-cell office:value-type="string" calcext:value-type="string">
            <text:p>Zeilennummer 131: "* Trotzdem tun?/",</text:p>
          </table:table-cell>
          <table:table-cell table:number-columns-repeated="6"/>
          <table:table-cell office:value-type="string" calcext:value-type="string">
            <text:p>Zeilennummer 131: "* Throw it away anyway?/",</text:p>
          </table:table-cell>
        </table:table-row>
        <table:table-row table:style-name="ro1">
          <table:table-cell office:value-type="string" calcext:value-type="string">
            <text:p>Zeilennummer 131: "\\C2",</text:p>
          </table:table-cell>
          <table:table-cell table:number-columns-repeated="6"/>
          <table:table-cell office:value-type="string" calcext:value-type="string">
            <text:p>Zeilennummer 131: "\\C2",</text:p>
          </table:table-cell>
        </table:table-row>
        <table:table-row table:style-name="ro1">
          <table:table-cell office:value-type="string" calcext:value-type="string">
            <text:p>Zeilennummer 131: "* Du fühlst ein Gefühl der Befreiung./%",</text:p>
          </table:table-cell>
          <table:table-cell table:number-columns-repeated="6"/>
          <table:table-cell office:value-type="string" calcext:value-type="string">
            <text:p>Zeilennummer 131: "* You felt a feeling of relief./%",</text:p>
          </table:table-cell>
        </table:table-row>
        <table:table-row table:style-name="ro1">
          <table:table-cell office:value-type="string" calcext:value-type="string">
            <text:p>Zeilennummer 131: "* Handeschuttelnt^1, lasst du den Abfallball fallen./",</text:p>
          </table:table-cell>
          <table:table-cell table:number-columns-repeated="6"/>
          <table:table-cell office:value-type="string" calcext:value-type="string">
            <text:p>Zeilennummer 131: "* Hand shaking^1, you dropped the ball of junk on the ground./",</text:p>
          </table:table-cell>
        </table:table-row>
        <table:table-row table:style-name="ro1">
          <table:table-cell office:value-type="string" calcext:value-type="string">
            <text:p>Zeilennummer 131: "* Es zerbrach./",</text:p>
          </table:table-cell>
          <table:table-cell table:number-columns-repeated="6"/>
          <table:table-cell office:value-type="string" calcext:value-type="string">
            <text:p>Zeilennummer 131: "* It broke into pieces./",</text:p>
          </table:table-cell>
        </table:table-row>
        <table:table-row table:style-name="ro1">
          <table:table-cell office:value-type="string" calcext:value-type="string">
            <text:p>Zeilennummer 131: "* Du fühlst dich schlecht./%",</text:p>
          </table:table-cell>
          <table:table-cell table:number-columns-repeated="6"/>
          <table:table-cell office:value-type="string" calcext:value-type="string">
            <text:p>Zeilennummer 131: "* You felt bitter./%",</text:p>
          </table:table-cell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6"/>
          <table:table-cell office:value-type="string" calcext:value-type="string">
            <text:p>Zeilennummer 131: " \\C2",</text:p>
          </table:table-cell>
        </table:table-row>
        <table:table-row table:style-name="ro1">
          <table:table-cell office:value-type="string" calcext:value-type="string">
            <text:p>Zeilennummer 131: "ich werde#dein#Subjekt",</text:p>
          </table:table-cell>
          <table:table-cell table:number-columns-repeated="6"/>
          <table:table-cell office:value-type="string" calcext:value-type="string">
            <text:p>Zeilennummer 131: "I'll be#Your#Subject",</text:p>
          </table:table-cell>
        </table:table-row>
        <table:table-row table:style-name="ro1">
          <table:table-cell office:value-type="string" calcext:value-type="string">
            <text:p>Zeilennummer 131: "Träum#weiter",</text:p>
          </table:table-cell>
          <table:table-cell table:number-columns-repeated="6"/>
          <table:table-cell office:value-type="string" calcext:value-type="string">
            <text:p>Zeilennummer 131: "Keep#Dreaming",</text:p>
          </table:table-cell>
        </table:table-row>
        <table:table-row table:style-name="ro1">
          <table:table-cell office:value-type="string" calcext:value-type="string">
            <text:p>Zeilennummer 131: "* Das ist SCHLOßSTADT hier leben meine Subjekte.../",</text:p>
          </table:table-cell>
          <table:table-cell table:number-columns-repeated="6"/>
          <table:table-cell office:value-type="string" calcext:value-type="string">
            <text:p>Zeilennummer 131: "* This is the CASTLE TOWN^2, where my subjects reside.../",</text:p>
          </table:table-cell>
        </table:table-row>
        <table:table-row table:style-name="ro1">
          <table:table-cell office:value-type="string" calcext:value-type="string">
            <text:p>Zeilennummer 131: "\\E1* ühm, nun, das sollten sie^1, wenn ich welche besitzen sollte.../",</text:p>
          </table:table-cell>
          <table:table-cell table:number-columns-repeated="6"/>
          <table:table-cell office:value-type="string" calcext:value-type="string">
            <text:p>Zeilennummer 131: "\\E1* Err, well, they would if I had any.../",</text:p>
          </table:table-cell>
        </table:table-row>
        <table:table-row table:style-name="ro1">
          <table:table-cell office:value-type="string" calcext:value-type="string">
            <text:p>Zeilennummer 131: "\\E8* Oh, mach dir um mich keine Sorgen, Kris!/",</text:p>
          </table:table-cell>
          <table:table-cell table:number-columns-repeated="6"/>
          <table:table-cell office:value-type="string" calcext:value-type="string">
            <text:p>Zeilennummer 131: "\\E8* Oh, don't worry about me, Kris!/",</text:p>
          </table:table-cell>
        </table:table-row>
        <table:table-row table:style-name="ro1">
          <table:table-cell office:value-type="string" calcext:value-type="string">
            <text:p>Zeilennummer 131: "\\E0* Ich bin sicher ich finde bald welche.../",</text:p>
          </table:table-cell>
          <table:table-cell table:number-columns-repeated="6"/>
          <table:table-cell office:value-type="string" calcext:value-type="string">
            <text:p>Zeilennummer 131: "\\E0* I'm certain I'll find a subject someday.../",</text:p>
          </table:table-cell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6"/>
          <table:table-cell office:value-type="string" calcext:value-type="string">
            <text:p>Zeilennummer 131: " \\C2",</text:p>
          </table:table-cell>
        </table:table-row>
        <table:table-row table:style-name="ro1">
          <table:table-cell office:value-type="string" calcext:value-type="string">
            <text:p>Zeilennummer 131: "\\E3* H..^1. Huh!?/",</text:p>
          </table:table-cell>
          <table:table-cell table:number-columns-repeated="6"/>
          <table:table-cell office:value-type="string" calcext:value-type="string">
            <text:p>Zeilennummer 131: "\\E3* H..^1. Huh!?/",</text:p>
          </table:table-cell>
        </table:table-row>
        <table:table-row table:style-name="ro1">
          <table:table-cell office:value-type="string" calcext:value-type="string">
            <text:p>Zeilennummer 131: "\\E7* Warum^1, Kris^1, du brauchst das nicht zu tun.../",</text:p>
          </table:table-cell>
          <table:table-cell table:number-columns-repeated="6"/>
          <table:table-cell office:value-type="string" calcext:value-type="string">
            <text:p>Zeilennummer 131: "\\E7* Why^1, Kris^1, you don't have to do that.../",</text:p>
          </table:table-cell>
        </table:table-row>
        <table:table-row table:style-name="ro1">
          <table:table-cell office:value-type="string" calcext:value-type="string">
            <text:p>Zeilennummer 131: "\\E1* ... aber^1, wenn du drauf bestehst.../",</text:p>
          </table:table-cell>
          <table:table-cell table:number-columns-repeated="6"/>
          <table:table-cell office:value-type="string" calcext:value-type="string">
            <text:p>Zeilennummer 131: "\\E1* ... but^1, if you insist.../",</text:p>
          </table:table-cell>
        </table:table-row>
        <table:table-row table:style-name="ro1">
          <table:table-cell office:value-type="string" calcext:value-type="string">
            <text:p>Zeilennummer 131: "\\E0* Kris, als Prinz und Vollmachtigter, befehl ich dir...!/",</text:p>
          </table:table-cell>
          <table:table-cell table:number-columns-repeated="6"/>
          <table:table-cell office:value-type="string" calcext:value-type="string">
            <text:p>Zeilennummer 131: "\\E0* Kris, as your Prince and authority, I order you to...!/",</text:p>
          </table:table-cell>
        </table:table-row>
        <table:table-row table:style-name="ro1">
          <table:table-cell office:value-type="string" calcext:value-type="string">
            <text:p>Zeilennummer 131: "\\E8* Sag mir bitte was ich tun soll!/%",</text:p>
          </table:table-cell>
          <table:table-cell table:number-columns-repeated="6"/>
          <table:table-cell office:value-type="string" calcext:value-type="string">
            <text:p>Zeilennummer 131: "\\E8* Please let me know what to do!/%",</text:p>
          </table:table-cell>
        </table:table-row>
        <table:table-row table:style-name="ro1">
          <table:table-cell office:value-type="string" calcext:value-type="string">
            <text:p>Zeilennummer 131: "* Oh^1, danke^1, Kris^2!&amp;* Das werd ich!/%",</text:p>
          </table:table-cell>
          <table:table-cell table:number-columns-repeated="6"/>
          <table:table-cell office:value-type="string" calcext:value-type="string">
            <text:p>Zeilennummer 131: "* Oh^1, thank you^1, Kris^2!&amp;* I will!/%",</text:p>
          </table:table-cell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6"/>
          <table:table-cell office:value-type="string" calcext:value-type="string">
            <text:p>Zeilennummer 131: " \\C2",</text:p>
          </table:table-cell>
        </table:table-row>
        <table:table-row table:style-name="ro1">
          <table:table-cell office:value-type="string" calcext:value-type="string">
            <text:p>Zeilennummer 131: " \\C2",</text:p>
          </table:table-cell>
          <table:table-cell table:number-columns-repeated="6"/>
          <table:table-cell office:value-type="string" calcext:value-type="string">
            <text:p>Zeilennummer 131: " \\C2",</text:p>
          </table:table-cell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6"/>
          <table:table-cell office:value-type="string" calcext:value-type="string">
            <text:p>Zeilennummer 131: "#Yes",</text:p>
          </table:table-cell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6"/>
          <table:table-cell office:value-type="string" calcext:value-type="string">
            <text:p>Zeilennummer 131: "#No",</text:p>
          </table:table-cell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6"/>
          <table:table-cell office:value-type="string" calcext:value-type="string">
            <text:p>Zeilennummer 131: " #Yes",</text:p>
          </table:table-cell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6"/>
          <table:table-cell office:value-type="string" calcext:value-type="string">
            <text:p>Zeilennummer 131: " #No",</text:p>
          </table:table-cell>
        </table:table-row>
      </table:table>
      <table:table table:name="text 1219 - 131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9"/>
          <table:table-cell office:value-type="string" calcext:value-type="string">
            <text:p>Englisch</text:p>
          </table:table-cell>
          <table:table-cell table:number-columns-repeated="8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\\M0* Hey..^1. du..^1.&amp;* Hab gemerkt, du bist..^1.&amp;* Hier.../",</text:p>
          </table:table-cell>
          <table:table-cell table:number-columns-repeated="9"/>
          <table:table-cell office:value-type="string" calcext:value-type="string">
            <text:p>Zeilennummer 131: "\\M0* Hey..^1. there..^1.&amp;* Noticed you were..^1.&amp;* Here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1* Ich bins^1!&amp;* Du kennst mich RICHTIG^1?&amp;* Sicherlich tust du's!/",</text:p>
          </table:table-cell>
          <table:table-cell table:number-columns-repeated="9"/>
          <table:table-cell office:value-type="string" calcext:value-type="string">
            <text:p>Zeilennummer 131: "\\M1* It's me^1!&amp;* You know ME^1, right^1?&amp;* Of course you do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0* Ich bin ECHT bekannt^1!&amp;* ich hab nur.../",</text:p>
          </table:table-cell>
          <table:table-cell table:number-columns-repeated="9"/>
          <table:table-cell office:value-type="string" calcext:value-type="string">
            <text:p>Zeilennummer 131: "\\M0* I'm REAL popular^1!&amp;* I just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3* Keine Freunde.../",</text:p>
          </table:table-cell>
          <table:table-cell table:number-columns-repeated="9"/>
          <table:table-cell office:value-type="string" calcext:value-type="string">
            <text:p>Zeilennummer 131: "\\M3* Don't have any friends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1* Aber das ist OK^1, kapiert^1!&amp;* Denn du bist da!/",</text:p>
          </table:table-cell>
          <table:table-cell table:number-columns-repeated="9"/>
          <table:table-cell office:value-type="string" calcext:value-type="string">
            <text:p>Zeilennummer 131: "\\M1* But it's OK^1, y'hear^1!&amp;* Because you're y'here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0* Wirst DU mein Freund?/",</text:p>
          </table:table-cell>
          <table:table-cell table:number-columns-repeated="9"/>
          <table:table-cell office:value-type="string" calcext:value-type="string">
            <text:p>Zeilennummer 131: "\\M0* Will YOU be my friend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Kris",</text:p>
          </table:table-cell>
          <table:table-cell table:number-columns-repeated="9"/>
          <table:table-cell office:value-type="string" calcext:value-type="string">
            <text:p>Zeilennummer 131: " #Kris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Hippo-#potamus",</text:p>
          </table:table-cell>
          <table:table-cell table:number-columns-repeated="9"/>
          <table:table-cell office:value-type="string" calcext:value-type="string">
            <text:p>Zeilennummer 131: " #Hippo-#potamus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4* Oh^1! Oh^1!&amp;* ich bin so froh^1, kapiert!^1?&amp;* ich bin SO froh..^1. Ich.../",</text:p>
          </table:table-cell>
          <table:table-cell table:number-columns-repeated="9"/>
          <table:table-cell office:value-type="string" calcext:value-type="string">
            <text:p>Zeilennummer 131: "\\M4* Oh^1! Oh^1!&amp;* I'm so happy^1, y'hear!^1?&amp;* I'm so happy I..^1. I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3* Ich weiß nicht was zu tun ist^1!&amp;* ich hab keine Erinnerung an dieses Gefühl!/",</text:p>
          </table:table-cell>
          <table:table-cell table:number-columns-repeated="9"/>
          <table:table-cell office:value-type="string" calcext:value-type="string">
            <text:p>Zeilennummer 131: "\\M3* I don't know what to do^1!&amp;* I don't remember being this happy before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2* Wie heißt du^1, Freund?/",</text:p>
          </table:table-cell>
          <table:table-cell table:number-columns-repeated="9"/>
          <table:table-cell office:value-type="string" calcext:value-type="string">
            <text:p>Zeilennummer 131: "\\M2* What's your name^1, friend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Onion",</text:p>
          </table:table-cell>
          <table:table-cell table:number-columns-repeated="9"/>
          <table:table-cell office:value-type="string" calcext:value-type="string">
            <text:p>Zeilennummer 131: " #Onion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schöner",</text:p>
          </table:table-cell>
          <table:table-cell table:number-columns-repeated="9"/>
          <table:table-cell office:value-type="string" calcext:value-type="string">
            <text:p>Zeilennummer 131: " #Beauty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Asriel II",</text:p>
          </table:table-cell>
          <table:table-cell table:number-columns-repeated="9"/>
          <table:table-cell office:value-type="string" calcext:value-type="string">
            <text:p>Zeilennummer 131: "Asriel II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Ekelhaft",</text:p>
          </table:table-cell>
          <table:table-cell table:number-columns-repeated="9"/>
          <table:table-cell office:value-type="string" calcext:value-type="string">
            <text:p>Zeilennummer 131: "Disgusting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0* Kris^1! Das bist du^1!&amp;* Das ist ein netter Name für einen Freund!/",</text:p>
          </table:table-cell>
          <table:table-cell table:number-columns-repeated="9"/>
          <table:table-cell office:value-type="string" calcext:value-type="string">
            <text:p>Zeilennummer 131: "\\M0* Kris^1! That's you^1!&amp;* That's a real nice name for a friend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0* H..^1. Hippa..^1. Hyper..^1. Hoper..^1.&amp;* Um^1, Hippopotamus^1! Das bist du^1!&amp;* Langer Name^1, aber ist es wert!/",</text:p>
          </table:table-cell>
          <table:table-cell table:number-columns-repeated="9"/>
          <table:table-cell office:value-type="string" calcext:value-type="string">
            <text:p>Zeilennummer 131: "\\M0* H..^1. Hippa..^1. Hyper..^1. Hoper..^1.&amp;* Um^1, Hippopotamus^1! That's you^1!&amp;* Big name^1, but it's worth it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1* Oh^1, entschuldige^1!&amp;* ich vergass mich vorzustellen!/",</text:p>
          </table:table-cell>
          <table:table-cell table:number-columns-repeated="9"/>
          <table:table-cell office:value-type="string" calcext:value-type="string">
            <text:p>Zeilennummer 131: "\\M1* Oh^1, excuse me^1!&amp;* I forgot to introduce myself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1* .../",</text:p>
          </table:table-cell>
          <table:table-cell table:number-columns-repeated="9"/>
          <table:table-cell office:value-type="string" calcext:value-type="string">
            <text:p>Zeilennummer 131: "\\M1* 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3* ... Eigentlich^1, da niemand mit mir sprach^1, habe ich meinen Namen vergessen.../",</text:p>
          </table:table-cell>
          <table:table-cell table:number-columns-repeated="9"/>
          <table:table-cell office:value-type="string" calcext:value-type="string">
            <text:p>Zeilennummer 131: "\\M3* ... Actually^1, since no one talks to me^1, I forgot my own name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Kris",</text:p>
          </table:table-cell>
          <table:table-cell table:number-columns-repeated="9"/>
          <table:table-cell office:value-type="string" calcext:value-type="string">
            <text:p>Zeilennummer 131: "Kris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Hippopotatomus",</text:p>
          </table:table-cell>
          <table:table-cell table:number-columns-repeated="9"/>
          <table:table-cell office:value-type="string" calcext:value-type="string">
            <text:p>Zeilennummer 131: "Hippopotatomus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1* ~1^1!&amp;* Kannst du mir einen geben...?/",</text:p>
          </table:table-cell>
          <table:table-cell table:number-columns-repeated="9"/>
          <table:table-cell office:value-type="string" calcext:value-type="string">
            <text:p>Zeilennummer 131: "\\M1* ~1^1!&amp;* Can you give me a name...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0* Hmmm^1! Das ist perfekt^1, kapiert^1!&amp;* ich weiß nicht was er bedeutet^1, aber er ist perfekt!/",</text:p>
          </table:table-cell>
          <table:table-cell table:number-columns-repeated="9"/>
          <table:table-cell office:value-type="string" calcext:value-type="string">
            <text:p>Zeilennummer 131: "\\M0* Hmmm^1! It's perfect^1, y'hear^1!&amp;* I don't know what it means^1, but it's perfect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4* Hmm!^1! Scheint so^1, als passt er zu mir^1!&amp;* Er riecht sogar nach mir!/",</text:p>
          </table:table-cell>
          <table:table-cell table:number-columns-repeated="9"/>
          <table:table-cell office:value-type="string" calcext:value-type="string">
            <text:p>Zeilennummer 131: "\\M4* Hmm!^1!&amp;* Feels like it's shaped like me^1!&amp;* Feels like it smells like me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2* Warte^1, was war der name^1?&amp;* U..^1. Umyum^1? Yeah^1! Perfekt^1!&amp;* Umyum^1, so heiße ich./",</text:p>
          </table:table-cell>
          <table:table-cell table:number-columns-repeated="9"/>
          <table:table-cell office:value-type="string" calcext:value-type="string">
            <text:p>Zeilennummer 131: "\\M2* Wait^1, what was the name^1?&amp;* U..^1. Umyum^1? Yeah^1! It's perfect^1!&amp;* Umyum^1, that's my name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0^1* Wow..^1.&amp;* Was ein wunderbarer Name!/",</text:p>
          </table:table-cell>
          <table:table-cell table:number-columns-repeated="9"/>
          <table:table-cell office:value-type="string" calcext:value-type="string">
            <text:p>Zeilennummer 131: "\\M0^1* Wow..^1.&amp;* What a wonderful name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4* Fuhlt sich an^1, als sei mein Selbstwertgefühl voll am spriBen!/",</text:p>
          </table:table-cell>
          <table:table-cell table:number-columns-repeated="9"/>
          <table:table-cell office:value-type="string" calcext:value-type="string">
            <text:p>Zeilennummer 131: "\\M4* Feels like my self-esteem's in full bloom^1! Feels like my head's about to flower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2* Warte^1, was war der Name^1?&amp;* K..^1. Korner^1? Yeah^1! Perfekt^1!&amp;* Geschmack^1, geruch^1, alles.../",</text:p>
          </table:table-cell>
          <table:table-cell table:number-columns-repeated="9"/>
          <table:table-cell office:value-type="string" calcext:value-type="string">
            <text:p>Zeilennummer 131: "\\M2* Wait^1, what was the name^1?&amp;* B..^1. Bootis^1? Yeah^1! Perfect^1!&amp;* The taste^1, the smell^1, the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2* Asriel II..^1. Mmm..^1.&amp;* Klingt..^1. bekannt^1.&amp;* Wie eine..^1. Erinnerung!/",</text:p>
          </table:table-cell>
          <table:table-cell table:number-columns-repeated="9"/>
          <table:table-cell office:value-type="string" calcext:value-type="string">
            <text:p>Zeilennummer 131: "\\M2* Asriel II..^1. Mmm..^1.&amp;* Sounds..^1. familiar^1.&amp;* It feels like..^1. a memory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4* Wie der gute Junge..^1.&amp;* Der immer Cornflakes ins Wasser warf^1, für mich./",</text:p>
          </table:table-cell>
          <table:table-cell table:number-columns-repeated="9"/>
          <table:table-cell office:value-type="string" calcext:value-type="string">
            <text:p>Zeilennummer 131: "\\M4* It feels like that good boy..^1.&amp;* That threw those good corn flakes in the water for me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2* Warte^1, was war der Name^1?&amp;* C..^1. Cereal^1? Yeah^1! ich liebe Cereal^1! Bad' mich in flakes!/",</text:p>
          </table:table-cell>
          <table:table-cell table:number-columns-repeated="9"/>
          <table:table-cell office:value-type="string" calcext:value-type="string">
            <text:p>Zeilennummer 131: "\\M2* Wait^1, what was the name^1?&amp;* C..^1. Cereal^1? Yeah^1! I love Cereal^1! Bathe me in flakes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0* Danke^1, dass du mir einen Namen gabst^1!&amp;* ich behalte ihn^1, kapiert!?/",</text:p>
          </table:table-cell>
          <table:table-cell table:number-columns-repeated="9"/>
          <table:table-cell office:value-type="string" calcext:value-type="string">
            <text:p>Zeilennummer 131: "\\M0* Thank you for giving me a name^1!&amp;* I'll cherish it^1, y'hear!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0* .../",</text:p>
          </table:table-cell>
          <table:table-cell table:number-columns-repeated="9"/>
          <table:table-cell office:value-type="string" calcext:value-type="string">
            <text:p>Zeilennummer 131: "\\M0* 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2* K..^1. Krismas^1?&amp;* Das ist dein Name^1, richtig?/",</text:p>
          </table:table-cell>
          <table:table-cell table:number-columns-repeated="9"/>
          <table:table-cell office:value-type="string" calcext:value-type="string">
            <text:p>Zeilennummer 131: "\\M2* K..^1. Krismas^1?&amp;* That's your name^1, right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3* Ühm^1, H..^1. Hippa..^1. ühm..^1.&amp;* Hyper Potato Mask^1.&amp;* Das ist dein Name^1, richtig??/",</text:p>
          </table:table-cell>
          <table:table-cell table:number-columns-repeated="9"/>
          <table:table-cell office:value-type="string" calcext:value-type="string">
            <text:p>Zeilennummer 131: "\\M3* Um^1, H..^1. Hippa..^1. um..^1.&amp;* Hyper Potato Mask^1.&amp;* That's your name^1, right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1* Ich will dir was sagen..^1. etwas..^1. morgen.../",</text:p>
          </table:table-cell>
          <table:table-cell table:number-columns-repeated="9"/>
          <table:table-cell office:value-type="string" calcext:value-type="string">
            <text:p>Zeilennummer 131: "\\M1* I wanna tell you..^1. something..^1. tomorrow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5* Etwas^1, was ich nur einen Freund verraten kann.../",</text:p>
          </table:table-cell>
          <table:table-cell table:number-columns-repeated="9"/>
          <table:table-cell office:value-type="string" calcext:value-type="string">
            <text:p>Zeilennummer 131: "\\M5* Somethin' I can only tell a friend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M5* Komm bald wieder, kapiert.../%",</text:p>
          </table:table-cell>
          <table:table-cell table:number-columns-repeated="9"/>
          <table:table-cell office:value-type="string" calcext:value-type="string">
            <text:p>Zeilennummer 131: "\\M5* Come back soon, y'hear...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0* Kris^1, Liebling^1, du bist groß geworden.../",</text:p>
          </table:table-cell>
          <table:table-cell table:number-columns-repeated="9"/>
          <table:table-cell office:value-type="string" calcext:value-type="string">
            <text:p>Zeilennummer 131: "\\E0* Kris^1, honey^1, you have grown up so much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9* Eines Tages gehst du auch auf die Universität.../",</text:p>
          </table:table-cell>
          <table:table-cell table:number-columns-repeated="9"/>
          <table:table-cell office:value-type="string" calcext:value-type="string">
            <text:p>Zeilennummer 131: "\\E9* Someday soon you will be going off to university as well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1* .../",</text:p>
          </table:table-cell>
          <table:table-cell table:number-columns-repeated="9"/>
          <table:table-cell office:value-type="string" calcext:value-type="string">
            <text:p>Zeilennummer 131: "\\E1* 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9* Weißt du noch^1, als du noch kleiner warst.../",</text:p>
          </table:table-cell>
          <table:table-cell table:number-columns-repeated="9"/>
          <table:table-cell office:value-type="string" calcext:value-type="string">
            <text:p>Zeilennummer 131: "\\E9* Remember when you were little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8* Du hast gefragt^1, wann auch deine Hörner wachsen?/",</text:p>
          </table:table-cell>
          <table:table-cell table:number-columns-repeated="9"/>
          <table:table-cell office:value-type="string" calcext:value-type="string">
            <text:p>Zeilennummer 131: "\\E8* You asked when your horns were going to grow in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0* Also haben wir dir ein Kopfband mit kleinen roten Hörnern gekauft./",</text:p>
          </table:table-cell>
          <table:table-cell table:number-columns-repeated="9"/>
          <table:table-cell office:value-type="string" calcext:value-type="string">
            <text:p>Zeilennummer 131: "\\E0* So we bought that headband with the little red horns on it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4* Oh^1, du hast es einen Monate lang getragen! Was ist damit passiert?/%",</text:p>
          </table:table-cell>
          <table:table-cell table:number-columns-repeated="9"/>
          <table:table-cell office:value-type="string" calcext:value-type="string">
            <text:p>Zeilennummer 131: "\\E4* Oh^1, you wore it for months! Whatever happened to it?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2* Kris^1, ich muss diese Aufgaben benoten./",</text:p>
          </table:table-cell>
          <table:table-cell table:number-columns-repeated="9"/>
          <table:table-cell office:value-type="string" calcext:value-type="string">
            <text:p>Zeilennummer 131: "\\E2* Kris^1, I need to grade these assignments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0* Kris^1, vielleicht solltest du schlafen gehen.../",</text:p>
          </table:table-cell>
          <table:table-cell table:number-columns-repeated="9"/>
          <table:table-cell office:value-type="string" calcext:value-type="string">
            <text:p>Zeilennummer 131: "\\E0* Perhaps you should go to bed...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1* Du siehst nicht gut aus.../%",</text:p>
          </table:table-cell>
          <table:table-cell table:number-columns-repeated="9"/>
          <table:table-cell office:value-type="string" calcext:value-type="string">
            <text:p>Zeilennummer 131: "\\E1* You do not look very well...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9"/>
          <table:table-cell office:value-type="string" calcext:value-type="string">
            <text:p>Zeilennummer 131: " #No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Marker probieren.)/",</text:p>
          </table:table-cell>
          <table:table-cell table:number-columns-repeated="9"/>
          <table:table-cell office:value-type="string" calcext:value-type="string">
            <text:p>Zeilennummer 131: "* (Scented markers.)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Du nimmst den mit Marshmallow Gemack heraus und probierst.)/%",</text:p>
          </table:table-cell>
          <table:table-cell table:number-columns-repeated="9"/>
          <table:table-cell office:value-type="string" calcext:value-type="string">
            <text:p>Zeilennummer 131: "* (You dig out the marshmallow one and start huffing it.)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Der schokoladene riecht eh falsch.)/%",</text:p>
          </table:table-cell>
          <table:table-cell table:number-columns-repeated="9"/>
          <table:table-cell office:value-type="string" calcext:value-type="string">
            <text:p>Zeilennummer 131: "* (The chocolate one smells too fake anyway.)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NICHT VERWEILEN!/%",</text:p>
          </table:table-cell>
          <table:table-cell table:number-columns-repeated="9"/>
          <table:table-cell office:value-type="string" calcext:value-type="string">
            <text:p>Zeilennummer 131: "* DO NOT TARRY!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flambieren",</text:p>
          </table:table-cell>
          <table:table-cell table:number-columns-repeated="9"/>
          <table:table-cell office:value-type="string" calcext:value-type="string">
            <text:p>Zeilennummer 131: " #Blaze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Nicht flambieren",</text:p>
          </table:table-cell>
          <table:table-cell table:number-columns-repeated="9"/>
          <table:table-cell office:value-type="string" calcext:value-type="string">
            <text:p>Zeilennummer 131: " #Do Not Blaze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Flambieren es./",</text:p>
          </table:table-cell>
          <table:table-cell table:number-columns-repeated="9"/>
          <table:table-cell office:value-type="string" calcext:value-type="string">
            <text:p>Zeilennummer 131: "* Blaze it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Fahren",</text:p>
          </table:table-cell>
          <table:table-cell table:number-columns-repeated="9"/>
          <table:table-cell office:value-type="string" calcext:value-type="string">
            <text:p>Zeilennummer 131: " #Ride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Nichts tun",</text:p>
          </table:table-cell>
          <table:table-cell table:number-columns-repeated="9"/>
          <table:table-cell office:value-type="string" calcext:value-type="string">
            <text:p>Zeilennummer 131: " #Do not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Mit dem Aufzug fahren?)/",</text:p>
          </table:table-cell>
          <table:table-cell table:number-columns-repeated="9"/>
          <table:table-cell office:value-type="string" calcext:value-type="string">
            <text:p>Zeilennummer 131: "* (Ride the elevator?)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",</text:p>
          </table:table-cell>
          <table:table-cell table:number-columns-repeated="9"/>
          <table:table-cell office:value-type="string" calcext:value-type="string">
            <text:p>Zeilennummer 131: "\\C2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Kuchen geben",</text:p>
          </table:table-cell>
          <table:table-cell table:number-columns-repeated="9"/>
          <table:table-cell office:value-type="string" calcext:value-type="string">
            <text:p>Zeilennummer 131: " #Give Cake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Nicht tun",</text:p>
          </table:table-cell>
          <table:table-cell table:number-columns-repeated="9"/>
          <table:table-cell office:value-type="string" calcext:value-type="string">
            <text:p>Zeilennummer 131: " #Do not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Marga riba^1!&amp;* Dieser Kuchen^1!&amp;* Ist voller Kraft!/",</text:p>
          </table:table-cell>
          <table:table-cell table:number-columns-repeated="9"/>
          <table:table-cell office:value-type="string" calcext:value-type="string">
            <text:p>Zeilennummer 131: "* Marga riba^1!&amp;* That cake^1!&amp;* It's seething with power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Es ist mein Kuchen^1, oder!^1?&amp;* Hast du ihn repariert!^1?&amp;* Krieg ich ihn wieder!?/",</text:p>
          </table:table-cell>
          <table:table-cell table:number-columns-repeated="9"/>
          <table:table-cell office:value-type="string" calcext:value-type="string">
            <text:p>Zeilennummer 131: "* It's my cake^1, isn't it!^1?&amp;* Did you repair it!^1?&amp;* Will you return it!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9"/>
          <table:table-cell office:value-type="string" calcext:value-type="string">
            <text:p>Zeilennummer 131: "\\C2 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Edamame^1! Mein alter Kuchen^1! ich bin so froh^1, ich will mich drehen!/",</text:p>
          </table:table-cell>
          <table:table-cell table:number-columns-repeated="9"/>
          <table:table-cell office:value-type="string" calcext:value-type="string">
            <text:p>Zeilennummer 131: "* Edamame^1! My old cake^1! I'm so happy I could spin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Mein Freund^1, ich teile mein Hab^1! ich hab ne Menge Kuchen^1, den ich nicht haben will!/",</text:p>
          </table:table-cell>
          <table:table-cell table:number-columns-repeated="9"/>
          <table:table-cell office:value-type="string" calcext:value-type="string">
            <text:p>Zeilennummer 131: "* My friend^1, share in my riches^1! I have many worse cakes I do not want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Wenn du keinen Kuchen hast^1, komm her und ich gib dir einen^1! Für immer!/",</text:p>
          </table:table-cell>
          <table:table-cell table:number-columns-repeated="9"/>
          <table:table-cell office:value-type="string" calcext:value-type="string">
            <text:p>Zeilennummer 131: "* If you're not carrying a Cake^1, come here and I'll give you one^1! Forever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S0* (Du tauschst den TopKuchen gegen einen DrehKuchen.)/",</text:p>
          </table:table-cell>
          <table:table-cell table:number-columns-repeated="9"/>
          <table:table-cell office:value-type="string" calcext:value-type="string">
            <text:p>Zeilennummer 131: "\\S0* (You traded the TopCake for the SpinCake.)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Nun^1, Kann ich weiter drehn und weinen^1! Drehn und weinen!/%",</text:p>
          </table:table-cell>
          <table:table-cell table:number-columns-repeated="9"/>
          <table:table-cell office:value-type="string" calcext:value-type="string">
            <text:p>Zeilennummer 131: "* Now^1, I'm going to continue to spin and cry^1! Spin and cry!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niedlich von AuBen^1, aber nicht im Charakter^1! Eine Schande!!/%",</text:p>
          </table:table-cell>
          <table:table-cell table:number-columns-repeated="9"/>
          <table:table-cell office:value-type="string" calcext:value-type="string">
            <text:p>Zeilennummer 131: "* Sweet in cake^1, but not in character^1! A tragedy!!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Nehmen",</text:p>
          </table:table-cell>
          <table:table-cell table:number-columns-repeated="9"/>
          <table:table-cell office:value-type="string" calcext:value-type="string">
            <text:p>Zeilennummer 131: " #Take Cake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9"/>
          <table:table-cell office:value-type="string" calcext:value-type="string">
            <text:p>Zeilennummer 131: " #No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Mama miba^1! Wie findest du meinen abgelehnten Kuchen?/%",</text:p>
          </table:table-cell>
          <table:table-cell table:number-columns-repeated="9"/>
          <table:table-cell office:value-type="string" calcext:value-type="string">
            <text:p>Zeilennummer 131: "* Mama miba^1! How are you enjoying my rejected pastries?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Mom amiga^1! Du willst einen Minderwertigen Kuchen^1, mein Freund?/",</text:p>
          </table:table-cell>
          <table:table-cell table:number-columns-repeated="9"/>
          <table:table-cell office:value-type="string" calcext:value-type="string">
            <text:p>Zeilennummer 131: "* Mom amiga^1! You want an inferior cake^1, my friend?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Nimm den Kuchen^1! Er ist wertlos^1, mein lieber Freund!/",</text:p>
          </table:table-cell>
          <table:table-cell table:number-columns-repeated="9"/>
          <table:table-cell office:value-type="string" calcext:value-type="string">
            <text:p>Zeilennummer 131: "* Please take this cake^1! It's worthless^1, my dear friend!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S0* (Du bekommst den DrehKuchen.)/%",</text:p>
          </table:table-cell>
          <table:table-cell table:number-columns-repeated="9"/>
          <table:table-cell office:value-type="string" calcext:value-type="string">
            <text:p>Zeilennummer 131: "\\S0* (You got the SpinCake.)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Mama shiba^1! Du hast zu viel bei dir, was kein Kuchen ist!/%",</text:p>
          </table:table-cell>
          <table:table-cell table:number-columns-repeated="9"/>
          <table:table-cell office:value-type="string" calcext:value-type="string">
            <text:p>Zeilennummer 131: "* Mama shiba^1! You're carrying too many things that aren't cakes!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Ich versteh!^1! Bei zu viel Kuchen drehst du dich und weinst!!/%",</text:p>
          </table:table-cell>
          <table:table-cell table:number-columns-repeated="9"/>
          <table:table-cell office:value-type="string" calcext:value-type="string">
            <text:p>Zeilennummer 131: "* I understand!^1! Too much cake will make you spin and cry!!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9"/>
          <table:table-cell office:value-type="string" calcext:value-type="string">
            <text:p>Zeilennummer 131: " #Yes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Nun^1, da ist ein Mann.)/",</text:p>
          </table:table-cell>
          <table:table-cell table:number-columns-repeated="9"/>
          <table:table-cell office:value-type="string" calcext:value-type="string">
            <text:p>Zeilennummer 131: "* (Well^1, there is a man here.)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Er bietet dir was an, Annehmen?)/",</text:p>
          </table:table-cell>
          <table:table-cell table:number-columns-repeated="9"/>
          <table:table-cell office:value-type="string" calcext:value-type="string">
            <text:p>Zeilennummer 131: "* (He offered you something.)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Du bekommst ein Ei.)/%",</text:p>
          </table:table-cell>
          <table:table-cell table:number-columns-repeated="9"/>
          <table:table-cell office:value-type="string" calcext:value-type="string">
            <text:p>Zeilennummer 131: "* (You received an Egg.)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Dann braucht er nicht hier sein.)/%",</text:p>
          </table:table-cell>
          <table:table-cell table:number-columns-repeated="9"/>
          <table:table-cell office:value-type="string" calcext:value-type="string">
            <text:p>Zeilennummer 131: "* (Then he needn't be here.)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Du entschließt dich aus welchen Grund auch immer wieder schlafen zulegen..)/%",</text:p>
          </table:table-cell>
          <table:table-cell table:number-columns-repeated="9"/>
          <table:table-cell office:value-type="string" calcext:value-type="string">
            <text:p>Zeilennummer 131: "* (For some reason^1, you decided to go back to sleep...)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* (Du kannst in der Klasse Schlafen.)/%",</text:p>
          </table:table-cell>
          <table:table-cell table:number-columns-repeated="9"/>
          <table:table-cell office:value-type="string" calcext:value-type="string">
            <text:p>Zeilennummer 131: "* (You can sleep in class.)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 #Nicht tun",</text:p>
          </table:table-cell>
          <table:table-cell table:number-columns-repeated="9"/>
          <table:table-cell office:value-type="string" calcext:value-type="string">
            <text:p>Zeilennummer 131: " #Do not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131: "\\E5* Kris...?/%",</text:p>
          </table:table-cell>
          <table:table-cell table:number-columns-repeated="9"/>
          <table:table-cell office:value-type="string" calcext:value-type="string">
            <text:p>Zeilennummer 131: "\\E5* Kris...?/%",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00:15:28.906000000</meta:creation-date>
    <dc:date>2023-06-19T00:19:55.035000000</dc:date>
    <meta:editing-duration>PT4M26S</meta:editing-duration>
    <meta:editing-cycles>1</meta:editing-cycles>
    <meta:document-statistic meta:table-count="3" meta:cell-count="654" meta:object-count="0"/>
    <meta:generator>LibreOffice/7.4.3.2$Windows_X86_64 LibreOffice_project/1048a8393ae2eeec98dff31b5c133c5f1d08b890</meta:generator>
  </office:meta>
</office:document-meta>
</file>